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3.1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alAreasFromAFexpInteract" table:style-name="ta1">
        <table:shapes>
          <draw:frame draw:z-index="0" draw:style-name="gr1" draw:text-style-name="P1" svg:width="159.99mm" svg:height="89.99mm" svg:x="375.21mm" svg:y="12.96mm">
            <loext:p draw:notify-on-update-of-ranges="realAreasFromAFexpInteract.E3:realAreasFromAFexpInteract.E31 realAreasFromAFexpInteract.I3:realAreasFromAFexpInteract.I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322.06mm" svg:y="91.31mm">
            <loext:p draw:notify-on-update-of-ranges="realAreasFromAFexpInteract.E33:realAreasFromAFexpInteract.E61 realAreasFromAFexpInteract.I33:realAreasFromAFexpInteract.I6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239.32mm" svg:y="13.55mm">
            <loext:p draw:notify-on-update-of-ranges="realAreasFromAFexpInteract.E2:realAreasFromAFexpInteract.E30 realAreasFromAFexpInteract.I2:realAreasFromAFexpInteract.I3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443.93mm" svg:height="196.1mm" svg:x="230mm" svg:y="163.55mm">
            <loext:p draw:notify-on-update-of-ranges="realAreasFromAFexpInteract.E3:realAreasFromAFexpInteract.E61 realAreasFromAFexpInteract.I3:realAreasFromAFexpInteract.I6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alArea</text:p>
          </table:table-cell>
          <table:table-cell office:value-type="string" calcext:value-type="string">
            <text:p>RealAreaDivS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aDivSpee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DivSpeed</text:p>
          </table:table-cell>
          <table:table-cell office:value-type="string" calcext:value-type="string">
            <text:p>TimeDivSS</text:p>
          </table:table-cell>
          <table:table-cell office:value-type="string" calcext:value-type="string">
            <text:p>Errors</text:p>
          </table:table-cell>
          <table:table-cell office:value-type="string" calcext:value-type="string">
            <text:p>CappedErr</text:p>
          </table:table-cell>
          <table:table-cell office:value-type="string" calcext:value-type="string">
            <text:p>Frates</text:p>
          </table:table-cell>
          <table:table-cell office:value-type="string" calcext:value-type="string">
            <text:p>Perims2s</text:p>
          </table:table-cell>
          <table:table-cell office:value-type="string" calcext:value-type="string">
            <text:p>Perims5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3]/([.C3]*[.C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1266261" calcext:value-type="float">
            <text:p>0.161266261</text:p>
          </table:table-cell>
          <table:table-cell office:value-type="float" office:value="0.1104563431" calcext:value-type="float">
            <text:p>0.1104563431</text:p>
          </table:table-cell>
          <table:table-cell table:formula="of:=[.H3]/([.C3]*[.C3])" office:value-type="float" office:value="0.0756550295552637" calcext:value-type="float">
            <text:p>0.0756550296</text:p>
          </table:table-cell>
          <table:table-cell table:number-columns-repeated="2" office:value-type="float" office:value="0.3653846154" calcext:value-type="float">
            <text:p>0.3653846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4]/([.C4]*[.C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4129716" calcext:value-type="float">
            <text:p>0.1704129716</text:p>
          </table:table-cell>
          <table:table-cell office:value-type="float" office:value="0.1167212134" calcext:value-type="float">
            <text:p>0.1167212134</text:p>
          </table:table-cell>
          <table:table-cell table:formula="of:=[.H4]/([.C4]*[.C4])" office:value-type="float" office:value="0.0799460365922312" calcext:value-type="float">
            <text:p>0.0799460366</text:p>
          </table:table-cell>
          <table:table-cell table:number-columns-repeated="2" office:value-type="float" office:value="0.2884615385" calcext:value-type="float">
            <text:p>0.2884615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5]/([.C5]*[.C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84676971" calcext:value-type="float">
            <text:p>0.1584676971</text:p>
          </table:table-cell>
          <table:table-cell office:value-type="float" office:value="0.1085395185" calcext:value-type="float">
            <text:p>0.1085395185</text:p>
          </table:table-cell>
          <table:table-cell table:formula="of:=[.H5]/([.C5]*[.C5])" office:value-type="float" office:value="0.0743421360011259" calcext:value-type="float">
            <text:p>0.074342136</text:p>
          </table:table-cell>
          <table:table-cell table:number-columns-repeated="2"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table:formula="of:=[.D6]/([.C6]*[.C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329497" calcext:value-type="float">
            <text:p>0.156329497</text:p>
          </table:table-cell>
          <table:table-cell office:value-type="float" office:value="0.1070749979" calcext:value-type="float">
            <text:p>0.1070749979</text:p>
          </table:table-cell>
          <table:table-cell table:formula="of:=[.H6]/([.C6]*[.C6])" office:value-type="float" office:value="0.0733390396884969" calcext:value-type="float">
            <text:p>0.0733390397</text:p>
          </table:table-cell>
          <table:table-cell table:number-columns-repeated="2" office:value-type="float" office:value="0.2115384615" calcext:value-type="float">
            <text:p>0.21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4182204697" calcext:value-type="float">
            <text:p>5.4182204697</text:p>
          </table:table-cell>
          <table:table-cell table:formula="of:=[.D8]/([.C8]*[.C8])" office:value-type="float" office:value="2.54185610325577" calcext:value-type="float">
            <text:p>2.5418561033</text:p>
          </table:table-cell>
          <table:table-cell office:value-type="float" office:value="1.4025272877" calcext:value-type="float">
            <text:p>1.4025272877</text:p>
          </table:table-cell>
          <table:table-cell office:value-type="float" office:value="3.7111099107" calcext:value-type="float">
            <text:p>3.7111099107</text:p>
          </table:table-cell>
          <table:table-cell office:value-type="float" office:value="0.2212036273" calcext:value-type="float">
            <text:p>0.2212036273</text:p>
          </table:table-cell>
          <table:table-cell office:value-type="float" office:value="0.1515093338" calcext:value-type="float">
            <text:p>0.1515093338</text:p>
          </table:table-cell>
          <table:table-cell table:formula="of:=[.H8]/([.C8]*[.C8])" office:value-type="float" office:value="0.103773516278852" calcext:value-type="float">
            <text:p>0.1037735163</text:p>
          </table:table-cell>
          <table:table-cell table:number-columns-repeated="2" office:value-type="float" office:value="0.9807692308" calcext:value-type="float">
            <text:p>0.9807692308</text:p>
          </table:table-cell>
          <table:table-cell office:value-type="float" office:value="0" calcext:value-type="float">
            <text:p>0</text:p>
          </table:table-cell>
          <table:table-cell office:value-type="float" office:value="3.8082229136" calcext:value-type="float">
            <text:p>3.8082229136</text:p>
          </table:table-cell>
          <table:table-cell office:value-type="float" office:value="9.5205572841" calcext:value-type="float">
            <text:p>9.5205572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5.3244332764" calcext:value-type="float">
            <text:p>5.3244332764</text:p>
          </table:table-cell>
          <table:table-cell table:formula="of:=[.D9]/([.C9]*[.C9])" office:value-type="float" office:value="2.49785760761869" calcext:value-type="float">
            <text:p>2.4978576076</text:p>
          </table:table-cell>
          <table:table-cell office:value-type="float" office:value="1.1146742212" calcext:value-type="float">
            <text:p>1.1146742212</text:p>
          </table:table-cell>
          <table:table-cell office:value-type="float" office:value="3.6468721071" calcext:value-type="float">
            <text:p>3.6468721071</text:p>
          </table:table-cell>
          <table:table-cell office:value-type="float" office:value="0.1766290453" calcext:value-type="float">
            <text:p>0.1766290453</text:p>
          </table:table-cell>
          <table:table-cell office:value-type="float" office:value="0.1209787981" calcext:value-type="float">
            <text:p>0.1209787981</text:p>
          </table:table-cell>
          <table:table-cell table:formula="of:=[.H9]/([.C9]*[.C9])" office:value-type="float" office:value="0.0828621905141678" calcext:value-type="float">
            <text:p>0.0828621905</text:p>
          </table:table-cell>
          <table:table-cell table:number-columns-repeated="2" office:value-type="float" office:value="0.7307692308" calcext:value-type="float">
            <text:p>0.7307692308</text:p>
          </table:table-cell>
          <table:table-cell office:value-type="float" office:value="0" calcext:value-type="float">
            <text:p>0</text:p>
          </table:table-cell>
          <table:table-cell office:value-type="float" office:value="3.5043074949" calcext:value-type="float">
            <text:p>3.5043074949</text:p>
          </table:table-cell>
          <table:table-cell office:value-type="float" office:value="8.7607687373" calcext:value-type="float">
            <text:p>8.76076873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4.8756876355" calcext:value-type="float">
            <text:p>4.8756876355</text:p>
          </table:table-cell>
          <table:table-cell table:formula="of:=[.D10]/([.C10]*[.C10])" office:value-type="float" office:value="2.28733704048602" calcext:value-type="float">
            <text:p>2.2873370405</text:p>
          </table:table-cell>
          <table:table-cell office:value-type="float" office:value="1.1698098329" calcext:value-type="float">
            <text:p>1.1698098329</text:p>
          </table:table-cell>
          <table:table-cell office:value-type="float" office:value="3.3395120791" calcext:value-type="float">
            <text:p>3.3395120791</text:p>
          </table:table-cell>
          <table:table-cell office:value-type="float" office:value="0.2409115505" calcext:value-type="float">
            <text:p>0.2409115505</text:p>
          </table:table-cell>
          <table:table-cell office:value-type="float" office:value="0.1650079113" calcext:value-type="float">
            <text:p>0.1650079113</text:p>
          </table:table-cell>
          <table:table-cell table:formula="of:=[.H10]/([.C10]*[.C10])" office:value-type="float" office:value="0.113019117329705" calcext:value-type="float">
            <text:p>0.1130191173</text:p>
          </table:table-cell>
          <table:table-cell table:number-columns-repeated="2" office:value-type="float" office:value="1.0192307692" calcext:value-type="float">
            <text:p>1.0192307692</text:p>
          </table:table-cell>
          <table:table-cell office:value-type="float" office:value="0" calcext:value-type="float">
            <text:p>0</text:p>
          </table:table-cell>
          <table:table-cell office:value-type="float" office:value="3.0056657598" calcext:value-type="float">
            <text:p>3.0056657598</text:p>
          </table:table-cell>
          <table:table-cell office:value-type="float" office:value="7.5141643994" calcext:value-type="float">
            <text:p>7.514164399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.46" calcext:value-type="float">
            <text:p>1.46</text:p>
          </table:table-cell>
          <table:table-cell office:value-type="float" office:value="4.1738834391" calcext:value-type="float">
            <text:p>4.1738834391</text:p>
          </table:table-cell>
          <table:table-cell table:formula="of:=[.D11]/([.C11]*[.C11])" office:value-type="float" office:value="1.95809881736724" calcext:value-type="float">
            <text:p>1.9580988174</text:p>
          </table:table-cell>
          <table:table-cell office:value-type="float" office:value="1.1388130616" calcext:value-type="float">
            <text:p>1.1388130616</text:p>
          </table:table-cell>
          <table:table-cell office:value-type="float" office:value="2.8588242734" calcext:value-type="float">
            <text:p>2.8588242734</text:p>
          </table:table-cell>
          <table:table-cell office:value-type="float" office:value="0.2569343784" calcext:value-type="float">
            <text:p>0.2569343784</text:p>
          </table:table-cell>
          <table:table-cell office:value-type="float" office:value="0.175982451" calcext:value-type="float">
            <text:p>0.175982451</text:p>
          </table:table-cell>
          <table:table-cell table:formula="of:=[.H11]/([.C11]*[.C11])" office:value-type="float" office:value="0.120535925314318" calcext:value-type="float">
            <text:p>0.1205359253</text:p>
          </table:table-cell>
          <table:table-cell office:value-type="float" office:value="1.3461538462" calcext:value-type="float">
            <text:p>1.3461538462</text:p>
          </table:table-cell>
          <table:table-cell office:value-type="float" office:value="1.1730769231" calcext:value-type="float">
            <text:p>1.1730769231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3.3067344951" calcext:value-type="float">
            <text:p>3.3067344951</text:p>
          </table:table-cell>
          <table:table-cell office:value-type="float" office:value="8.2668362378" calcext:value-type="float">
            <text:p>8.266836237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3.8891536544" calcext:value-type="float">
            <text:p>3.8891536544</text:p>
          </table:table-cell>
          <table:table-cell table:formula="of:=[.D13]/([.C13]*[.C13])" office:value-type="float" office:value="1.82452320060049" calcext:value-type="float">
            <text:p>1.8245232006</text:p>
          </table:table-cell>
          <table:table-cell office:value-type="float" office:value="1.0765459984" calcext:value-type="float">
            <text:p>1.0765459984</text:p>
          </table:table-cell>
          <table:table-cell office:value-type="float" office:value="2.6638038729" calcext:value-type="float">
            <text:p>2.6638038729</text:p>
          </table:table-cell>
          <table:table-cell office:value-type="float" office:value="0.3327196878" calcext:value-type="float">
            <text:p>0.3327196878</text:p>
          </table:table-cell>
          <table:table-cell office:value-type="float" office:value="0.2278901971" calcext:value-type="float">
            <text:p>0.2278901971</text:p>
          </table:table-cell>
          <table:table-cell table:formula="of:=[.H13]/([.C13]*[.C13])" office:value-type="float" office:value="0.156089176111841" calcext:value-type="float">
            <text:p>0.1560891761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1.4423076923" calcext:value-type="float">
            <text:p>1.4423076923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2.8444374029" calcext:value-type="float">
            <text:p>2.8444374029</text:p>
          </table:table-cell>
          <table:table-cell office:value-type="float" office:value="7.1110935072" calcext:value-type="float">
            <text:p>7.1110935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2.9426083323" calcext:value-type="float">
            <text:p>2.9426083323</text:p>
          </table:table-cell>
          <table:table-cell table:formula="of:=[.D14]/([.C14]*[.C14])" office:value-type="float" office:value="1.38046928706136" calcext:value-type="float">
            <text:p>1.3804692871</text:p>
          </table:table-cell>
          <table:table-cell office:value-type="float" office:value="0.8911720584" calcext:value-type="float">
            <text:p>0.8911720584</text:p>
          </table:table-cell>
          <table:table-cell office:value-type="float" office:value="2.0154851591" calcext:value-type="float">
            <text:p>2.0154851591</text:p>
          </table:table-cell>
          <table:table-cell office:value-type="float" office:value="0.3414605781" calcext:value-type="float">
            <text:p>0.3414605781</text:p>
          </table:table-cell>
          <table:table-cell office:value-type="float" office:value="0.2338771083" calcext:value-type="float">
            <text:p>0.2338771083</text:p>
          </table:table-cell>
          <table:table-cell table:formula="of:=[.H14]/([.C14]*[.C14])" office:value-type="float" office:value="0.160189800197035" calcext:value-type="float">
            <text:p>0.1601898002</text:p>
          </table:table-cell>
          <table:table-cell office:value-type="float" office:value="2.5" calcext:value-type="float">
            <text:p>2.5</text:p>
          </table:table-cell>
          <table:table-cell office:value-type="float" office:value="1.8076923077" calcext:value-type="float">
            <text:p>1.8076923077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2.5932844144" calcext:value-type="float">
            <text:p>2.5932844144</text:p>
          </table:table-cell>
          <table:table-cell office:value-type="float" office:value="6.4832110359" calcext:value-type="float">
            <text:p>6.48321103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2.4187436269" calcext:value-type="float">
            <text:p>2.4187436269</text:p>
          </table:table-cell>
          <table:table-cell table:formula="of:=[.D15]/([.C15]*[.C15])" office:value-type="float" office:value="1.13470802538" calcext:value-type="float">
            <text:p>1.1347080254</text:p>
          </table:table-cell>
          <table:table-cell office:value-type="float" office:value="0.8532525263" calcext:value-type="float">
            <text:p>0.8532525263</text:p>
          </table:table-cell>
          <table:table-cell office:value-type="float" office:value="1.6566737171" calcext:value-type="float">
            <text:p>1.6566737171</text:p>
          </table:table-cell>
          <table:table-cell office:value-type="float" office:value="0.4348073392" calcext:value-type="float">
            <text:p>0.4348073392</text:p>
          </table:table-cell>
          <table:table-cell office:value-type="float" office:value="0.2978132461" calcext:value-type="float">
            <text:p>0.2978132461</text:p>
          </table:table-cell>
          <table:table-cell table:formula="of:=[.H15]/([.C15]*[.C15])" office:value-type="float" office:value="0.203981675361231" calcext:value-type="float">
            <text:p>0.2039816754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2.2884615385" calcext:value-type="float">
            <text:p>2.2884615385</text:p>
          </table:table-cell>
          <table:table-cell office:value-type="float" office:value="17.3076923077" calcext:value-type="float">
            <text:p>17.3076923077</text:p>
          </table:table-cell>
          <table:table-cell office:value-type="float" office:value="2.3344400555" calcext:value-type="float">
            <text:p>2.3344400555</text:p>
          </table:table-cell>
          <table:table-cell office:value-type="float" office:value="5.8361001386" calcext:value-type="float">
            <text:p>5.83610013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.46" calcext:value-type="float">
            <text:p>1.46</text:p>
          </table:table-cell>
          <table:table-cell office:value-type="float" office:value="1.7669030203" calcext:value-type="float">
            <text:p>1.7669030203</text:p>
          </table:table-cell>
          <table:table-cell table:formula="of:=[.D16]/([.C16]*[.C16])" office:value-type="float" office:value="0.828909279555264" calcext:value-type="float">
            <text:p>0.8289092796</text:p>
          </table:table-cell>
          <table:table-cell office:value-type="float" office:value="0.6589689669" calcext:value-type="float">
            <text:p>0.6589689669</text:p>
          </table:table-cell>
          <table:table-cell office:value-type="float" office:value="1.2102075481" calcext:value-type="float">
            <text:p>1.2102075481</text:p>
          </table:table-cell>
          <table:table-cell office:value-type="float" office:value="0.3278551961" calcext:value-type="float">
            <text:p>0.3278551961</text:p>
          </table:table-cell>
          <table:table-cell office:value-type="float" office:value="0.2245583535" calcext:value-type="float">
            <text:p>0.2245583535</text:p>
          </table:table-cell>
          <table:table-cell table:formula="of:=[.H16]/([.C16]*[.C16])" office:value-type="float" office:value="0.153807091433665" calcext:value-type="float">
            <text:p>0.1538070914</text:p>
          </table:table-cell>
          <table:table-cell office:value-type="float" office:value="2.6153846154" calcext:value-type="float">
            <text:p>2.6153846154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3.4615384615" calcext:value-type="float">
            <text:p>13.4615384615</text:p>
          </table:table-cell>
          <table:table-cell office:value-type="float" office:value="1.8763715953" calcext:value-type="float">
            <text:p>1.8763715953</text:p>
          </table:table-cell>
          <table:table-cell office:value-type="float" office:value="4.6909289883" calcext:value-type="float">
            <text:p>4.690928988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2.489028888" calcext:value-type="float">
            <text:p>2.489028888</text:p>
          </table:table-cell>
          <table:table-cell table:formula="of:=[.D18]/([.C18]*[.C18])" office:value-type="float" office:value="1.16768103208857" calcext:value-type="float">
            <text:p>1.1676810321</text:p>
          </table:table-cell>
          <table:table-cell office:value-type="float" office:value="0.8472122877" calcext:value-type="float">
            <text:p>0.8472122877</text:p>
          </table:table-cell>
          <table:table-cell office:value-type="float" office:value="1.7048143068" calcext:value-type="float">
            <text:p>1.7048143068</text:p>
          </table:table-cell>
          <table:table-cell office:value-type="float" office:value="0.3001245934" calcext:value-type="float">
            <text:p>0.3001245934</text:p>
          </table:table-cell>
          <table:table-cell office:value-type="float" office:value="0.20556479" calcext:value-type="float">
            <text:p>0.20556479</text:p>
          </table:table-cell>
          <table:table-cell table:formula="of:=[.H18]/([.C18]*[.C18])" office:value-type="float" office:value="0.140797801369863" calcext:value-type="float">
            <text:p>0.1407978014</text:p>
          </table:table-cell>
          <table:table-cell office:value-type="float" office:value="2.3461538462" calcext:value-type="float">
            <text:p>2.3461538462</text:p>
          </table:table-cell>
          <table:table-cell office:value-type="float" office:value="2.1153846154" calcext:value-type="float">
            <text:p>2.1153846154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2.3843960505" calcext:value-type="float">
            <text:p>2.3843960505</text:p>
          </table:table-cell>
          <table:table-cell office:value-type="float" office:value="5.9609901262" calcext:value-type="float">
            <text:p>5.9609901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1.7845423745" calcext:value-type="float">
            <text:p>1.7845423745</text:p>
          </table:table-cell>
          <table:table-cell table:formula="of:=[.D19]/([.C19]*[.C19])" office:value-type="float" office:value="0.837184450412835" calcext:value-type="float">
            <text:p>0.8371844504</text:p>
          </table:table-cell>
          <table:table-cell office:value-type="float" office:value="0.6625009864" calcext:value-type="float">
            <text:p>0.6625009864</text:p>
          </table:table-cell>
          <table:table-cell office:value-type="float" office:value="1.2222892976" calcext:value-type="float">
            <text:p>1.2222892976</text:p>
          </table:table-cell>
          <table:table-cell office:value-type="float" office:value="0.3541234032" calcext:value-type="float">
            <text:p>0.3541234032</text:p>
          </table:table-cell>
          <table:table-cell office:value-type="float" office:value="0.2425502762" calcext:value-type="float">
            <text:p>0.2425502762</text:p>
          </table:table-cell>
          <table:table-cell table:formula="of:=[.H19]/([.C19]*[.C19])" office:value-type="float" office:value="0.166130326139989" calcext:value-type="float">
            <text:p>0.1661303261</text:p>
          </table:table-cell>
          <table:table-cell office:value-type="float" office:value="2.4807692308" calcext:value-type="float">
            <text:p>2.4807692308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1.5384615385" calcext:value-type="float">
            <text:p>11.5384615385</text:p>
          </table:table-cell>
          <table:table-cell office:value-type="float" office:value="1.8972785934" calcext:value-type="float">
            <text:p>1.8972785934</text:p>
          </table:table-cell>
          <table:table-cell office:value-type="float" office:value="4.7431964836" calcext:value-type="float">
            <text:p>4.74319648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1.2956814088" calcext:value-type="float">
            <text:p>1.2956814088</text:p>
          </table:table-cell>
          <table:table-cell table:formula="of:=[.D20]/([.C20]*[.C20])" office:value-type="float" office:value="0.607844534058923" calcext:value-type="float">
            <text:p>0.6078445341</text:p>
          </table:table-cell>
          <table:table-cell office:value-type="float" office:value="0.4454435943" calcext:value-type="float">
            <text:p>0.4454435943</text:p>
          </table:table-cell>
          <table:table-cell office:value-type="float" office:value="0.8874530197" calcext:value-type="float">
            <text:p>0.8874530197</text:p>
          </table:table-cell>
          <table:table-cell office:value-type="float" office:value="0.3279028276" calcext:value-type="float">
            <text:p>0.3279028276</text:p>
          </table:table-cell>
          <table:table-cell office:value-type="float" office:value="0.2245909778" calcext:value-type="float">
            <text:p>0.2245909778</text:p>
          </table:table-cell>
          <table:table-cell table:formula="of:=[.H20]/([.C20]*[.C20])" office:value-type="float" office:value="0.153829436854945" calcext:value-type="float">
            <text:p>0.1538294369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4807692308" calcext:value-type="float">
            <text:p>1.4807692308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1.6298043744" calcext:value-type="float">
            <text:p>1.6298043744</text:p>
          </table:table-cell>
          <table:table-cell office:value-type="float" office:value="4.0745109359" calcext:value-type="float">
            <text:p>4.0745109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.46" calcext:value-type="float">
            <text:p>1.46</text:p>
          </table:table-cell>
          <table:table-cell office:value-type="float" office:value="0.8995521622" calcext:value-type="float">
            <text:p>0.8995521622</text:p>
          </table:table-cell>
          <table:table-cell table:formula="of:=[.D21]/([.C21]*[.C21])" office:value-type="float" office:value="0.422007957496716" calcext:value-type="float">
            <text:p>0.4220079575</text:p>
          </table:table-cell>
          <table:table-cell office:value-type="float" office:value="0.3097216262" calcext:value-type="float">
            <text:p>0.3097216262</text:p>
          </table:table-cell>
          <table:table-cell office:value-type="float" office:value="0.616131618" calcext:value-type="float">
            <text:p>0.616131618</text:p>
          </table:table-cell>
          <table:table-cell office:value-type="float" office:value="0.2744268136" calcext:value-type="float">
            <text:p>0.2744268136</text:p>
          </table:table-cell>
          <table:table-cell office:value-type="float" office:value="0.1879635709" calcext:value-type="float">
            <text:p>0.1879635709</text:p>
          </table:table-cell>
          <table:table-cell table:formula="of:=[.H21]/([.C21]*[.C21])" office:value-type="float" office:value="0.12874217188966" calcext:value-type="float">
            <text:p>0.1287421719</text:p>
          </table:table-cell>
          <table:table-cell office:value-type="float" office:value="1.2692307692" calcext:value-type="float">
            <text:p>1.2692307692</text:p>
          </table:table-cell>
          <table:table-cell office:value-type="float" office:value="1.2115384615" calcext:value-type="float">
            <text:p>1.2115384615</text:p>
          </table:table-cell>
          <table:table-cell office:value-type="float" office:value="3.8461538462" calcext:value-type="float">
            <text:p>3.8461538462</text:p>
          </table:table-cell>
          <table:table-cell office:value-type="float" office:value="1.1459817638" calcext:value-type="float">
            <text:p>1.1459817638</text:p>
          </table:table-cell>
          <table:table-cell office:value-type="float" office:value="2.8649544094" calcext:value-type="float">
            <text:p>2.864954409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1.6443746676" calcext:value-type="float">
            <text:p>1.6443746676</text:p>
          </table:table-cell>
          <table:table-cell table:formula="of:=[.D23]/([.C23]*[.C23])" office:value-type="float" office:value="0.771427410208294" calcext:value-type="float">
            <text:p>0.7714274102</text:p>
          </table:table-cell>
          <table:table-cell office:value-type="float" office:value="0.5733015825" calcext:value-type="float">
            <text:p>0.5733015825</text:p>
          </table:table-cell>
          <table:table-cell office:value-type="float" office:value="1.1262840189" calcext:value-type="float">
            <text:p>1.1262840189</text:p>
          </table:table-cell>
          <table:table-cell office:value-type="float" office:value="0.3379406349" calcext:value-type="float">
            <text:p>0.3379406349</text:p>
          </table:table-cell>
          <table:table-cell office:value-type="float" office:value="0.2314661883" calcext:value-type="float">
            <text:p>0.2314661883</text:p>
          </table:table-cell>
          <table:table-cell table:formula="of:=[.H23]/([.C23]*[.C23])" office:value-type="float" office:value="0.158538485128542" calcext:value-type="float">
            <text:p>0.1585384851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.7884615385" calcext:value-type="float">
            <text:p>1.7884615385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1.7926514643" calcext:value-type="float">
            <text:p>1.7926514643</text:p>
          </table:table-cell>
          <table:table-cell office:value-type="float" office:value="4.4816286608" calcext:value-type="float">
            <text:p>4.4816286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1.1176349742" calcext:value-type="float">
            <text:p>1.1176349742</text:p>
          </table:table-cell>
          <table:table-cell table:formula="of:=[.D24]/([.C24]*[.C24])" office:value-type="float" office:value="0.524317402045412" calcext:value-type="float">
            <text:p>0.524317402</text:p>
          </table:table-cell>
          <table:table-cell office:value-type="float" office:value="0.3837458311" calcext:value-type="float">
            <text:p>0.3837458311</text:p>
          </table:table-cell>
          <table:table-cell office:value-type="float" office:value="0.765503407" calcext:value-type="float">
            <text:p>0.765503407</text:p>
          </table:table-cell>
          <table:table-cell office:value-type="float" office:value="0.3375362663" calcext:value-type="float">
            <text:p>0.3375362663</text:p>
          </table:table-cell>
          <table:table-cell office:value-type="float" office:value="0.2311892235" calcext:value-type="float">
            <text:p>0.2311892235</text:p>
          </table:table-cell>
          <table:table-cell table:formula="of:=[.H24]/([.C24]*[.C24])" office:value-type="float" office:value="0.158348783214487" calcext:value-type="float">
            <text:p>0.1583487832</text:p>
          </table:table-cell>
          <table:table-cell office:value-type="float" office:value="2.0769230769" calcext:value-type="float">
            <text:p>2.0769230769</text:p>
          </table:table-cell>
          <table:table-cell office:value-type="float" office:value="1.7692307692" calcext:value-type="float">
            <text:p>1.7692307692</text:p>
          </table:table-cell>
          <table:table-cell office:value-type="float" office:value="9.6153846154" calcext:value-type="float">
            <text:p>9.6153846154</text:p>
          </table:table-cell>
          <table:table-cell office:value-type="float" office:value="1.3323986309" calcext:value-type="float">
            <text:p>1.3323986309</text:p>
          </table:table-cell>
          <table:table-cell office:value-type="float" office:value="3.3309965771" calcext:value-type="float">
            <text:p>3.33099657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0.7600555986" calcext:value-type="float">
            <text:p>0.7600555986</text:p>
          </table:table-cell>
          <table:table-cell table:formula="of:=[.D25]/([.C25]*[.C25])" office:value-type="float" office:value="0.356565771533121" calcext:value-type="float">
            <text:p>0.3565657715</text:p>
          </table:table-cell>
          <table:table-cell office:value-type="float" office:value="0.2627815332" calcext:value-type="float">
            <text:p>0.2627815332</text:p>
          </table:table-cell>
          <table:table-cell office:value-type="float" office:value="0.5205860265" calcext:value-type="float">
            <text:p>0.5205860265</text:p>
          </table:table-cell>
          <table:table-cell office:value-type="float" office:value="0.1858160155" calcext:value-type="float">
            <text:p>0.1858160155</text:p>
          </table:table-cell>
          <table:table-cell office:value-type="float" office:value="0.1272712435" calcext:value-type="float">
            <text:p>0.1272712435</text:p>
          </table:table-cell>
          <table:table-cell table:formula="of:=[.H25]/([.C25]*[.C25])" office:value-type="float" office:value="0.0871720845843498" calcext:value-type="float">
            <text:p>0.0871720846</text:p>
          </table:table-cell>
          <table:table-cell table:number-columns-repeated="2" office:value-type="float" office:value="0.7115384615" calcext:value-type="float">
            <text:p>0.7115384615</text:p>
          </table:table-cell>
          <table:table-cell office:value-type="float" office:value="0" calcext:value-type="float">
            <text:p>0</text:p>
          </table:table-cell>
          <table:table-cell office:value-type="float" office:value="1.1866540916" calcext:value-type="float">
            <text:p>1.1866540916</text:p>
          </table:table-cell>
          <table:table-cell office:value-type="float" office:value="2.966635229" calcext:value-type="float">
            <text:p>2.9666352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.46" calcext:value-type="float">
            <text:p>1.46</text:p>
          </table:table-cell>
          <table:table-cell office:value-type="float" office:value="0.5368159248" calcext:value-type="float">
            <text:p>0.5368159248</text:p>
          </table:table-cell>
          <table:table-cell table:formula="of:=[.D26]/([.C26]*[.C26])" office:value-type="float" office:value="0.251837082379433" calcext:value-type="float">
            <text:p>0.2518370824</text:p>
          </table:table-cell>
          <table:table-cell office:value-type="float" office:value="0.1833585984" calcext:value-type="float">
            <text:p>0.1833585984</text:p>
          </table:table-cell>
          <table:table-cell office:value-type="float" office:value="0.3676821403" calcext:value-type="float">
            <text:p>0.3676821403</text:p>
          </table:table-cell>
          <table:table-cell office:value-type="float" office:value="0.1972447558" calcext:value-type="float">
            <text:p>0.1972447558</text:p>
          </table:table-cell>
          <table:table-cell office:value-type="float" office:value="0.1350991478" calcext:value-type="float">
            <text:p>0.1350991478</text:p>
          </table:table-cell>
          <table:table-cell table:formula="of:=[.H26]/([.C26]*[.C26])" office:value-type="float" office:value="0.0925336628823419" calcext:value-type="float">
            <text:p>0.0925336629</text:p>
          </table:table-cell>
          <table:table-cell table:number-columns-repeated="2" office:value-type="float" office:value="0.7692307692" calcext:value-type="float">
            <text:p>0.7692307692</text:p>
          </table:table-cell>
          <table:table-cell office:value-type="float" office:value="0" calcext:value-type="float">
            <text:p>0</text:p>
          </table:table-cell>
          <table:table-cell office:value-type="float" office:value="0.9037603136" calcext:value-type="float">
            <text:p>0.9037603136</text:p>
          </table:table-cell>
          <table:table-cell office:value-type="float" office:value="2.259400784" calcext:value-type="float">
            <text:p>2.25940078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8361784777" calcext:value-type="float">
            <text:p>0.8361784777</text:p>
          </table:table-cell>
          <table:table-cell table:formula="of:=[.D28]/([.C28]*[.C28])" office:value-type="float" office:value="0.392277386798649" calcext:value-type="float">
            <text:p>0.3922773868</text:p>
          </table:table-cell>
          <table:table-cell office:value-type="float" office:value="0.3191419813" calcext:value-type="float">
            <text:p>0.3191419813</text:p>
          </table:table-cell>
          <table:table-cell office:value-type="float" office:value="0.5727249847" calcext:value-type="float">
            <text:p>0.5727249847</text:p>
          </table:table-cell>
          <table:table-cell office:value-type="float" office:value="0.2966395161" calcext:value-type="float">
            <text:p>0.2966395161</text:p>
          </table:table-cell>
          <table:table-cell office:value-type="float" office:value="0.2031777507" calcext:value-type="float">
            <text:p>0.2031777507</text:p>
          </table:table-cell>
          <table:table-cell table:formula="of:=[.H28]/([.C28]*[.C28])" office:value-type="float" office:value="0.139162842981798" calcext:value-type="float">
            <text:p>0.139162843</text:p>
          </table:table-cell>
          <table:table-cell office:value-type="float" office:value="1.4038461539" calcext:value-type="float">
            <text:p>1.4038461539</text:p>
          </table:table-cell>
          <table:table-cell office:value-type="float" office:value="1.1153846154" calcext:value-type="float">
            <text:p>1.1153846154</text:p>
          </table:table-cell>
          <table:table-cell office:value-type="float" office:value="3.8461538462" calcext:value-type="float">
            <text:p>3.8461538462</text:p>
          </table:table-cell>
          <table:table-cell office:value-type="float" office:value="1.3725789707" calcext:value-type="float">
            <text:p>1.3725789707</text:p>
          </table:table-cell>
          <table:table-cell office:value-type="float" office:value="3.4314474267" calcext:value-type="float">
            <text:p>3.43144742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5285359093" calcext:value-type="float">
            <text:p>0.5285359093</text:p>
          </table:table-cell>
          <table:table-cell table:formula="of:=[.D29]/([.C29]*[.C29])" office:value-type="float" office:value="0.24795266902796" calcext:value-type="float">
            <text:p>0.247952669</text:p>
          </table:table-cell>
          <table:table-cell office:value-type="float" office:value="0.1887168996" calcext:value-type="float">
            <text:p>0.1887168996</text:p>
          </table:table-cell>
          <table:table-cell office:value-type="float" office:value="0.3620108968" calcext:value-type="float">
            <text:p>0.3620108968</text:p>
          </table:table-cell>
          <table:table-cell office:value-type="float" office:value="0.1695206406" calcext:value-type="float">
            <text:p>0.1695206406</text:p>
          </table:table-cell>
          <table:table-cell office:value-type="float" office:value="0.1161100278" calcext:value-type="float">
            <text:p>0.1161100278</text:p>
          </table:table-cell>
          <table:table-cell table:formula="of:=[.H29]/([.C29]*[.C29])" office:value-type="float" office:value="0.0795274163069994" calcext:value-type="float">
            <text:p>0.079527416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053842908" calcext:value-type="float">
            <text:p>1.053842908</text:p>
          </table:table-cell>
          <table:table-cell office:value-type="float" office:value="2.6346072701" calcext:value-type="float">
            <text:p>2.63460727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3546035608" calcext:value-type="float">
            <text:p>0.3546035608</text:p>
          </table:table-cell>
          <table:table-cell table:formula="of:=[.D30]/([.C30]*[.C30])" office:value-type="float" office:value="0.166355583036217" calcext:value-type="float">
            <text:p>0.166355583</text:p>
          </table:table-cell>
          <table:table-cell office:value-type="float" office:value="0.1268798845" calcext:value-type="float">
            <text:p>0.1268798845</text:p>
          </table:table-cell>
          <table:table-cell office:value-type="float" office:value="0.2428791512" calcext:value-type="float">
            <text:p>0.2428791512</text:p>
          </table:table-cell>
          <table:table-cell office:value-type="float" office:value="0.1834929172" calcext:value-type="float">
            <text:p>0.1834929172</text:p>
          </table:table-cell>
          <table:table-cell office:value-type="float" office:value="0.1256800803" calcext:value-type="float">
            <text:p>0.1256800803</text:p>
          </table:table-cell>
          <table:table-cell table:formula="of:=[.H30]/([.C30]*[.C30])" office:value-type="float" office:value="0.0860822467629949" calcext:value-type="float">
            <text:p>0.0860822468</text:p>
          </table:table-cell>
          <table:table-cell table:number-columns-repeated="2" office:value-type="float" office:value="0.5192307692" calcext:value-type="float">
            <text:p>0.5192307692</text:p>
          </table:table-cell>
          <table:table-cell office:value-type="float" office:value="0" calcext:value-type="float">
            <text:p>0</text:p>
          </table:table-cell>
          <table:table-cell office:value-type="float" office:value="0.9716618015" calcext:value-type="float">
            <text:p>0.9716618015</text:p>
          </table:table-cell>
          <table:table-cell office:value-type="float" office:value="2.4291545037" calcext:value-type="float">
            <text:p>2.42915450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.46" calcext:value-type="float">
            <text:p>1.46</text:p>
          </table:table-cell>
          <table:table-cell office:value-type="float" office:value="0.2506062422" calcext:value-type="float">
            <text:p>0.2506062422</text:p>
          </table:table-cell>
          <table:table-cell table:formula="of:=[.D31]/([.C31]*[.C31])" office:value-type="float" office:value="0.117567199380747" calcext:value-type="float">
            <text:p>0.1175671994</text:p>
          </table:table-cell>
          <table:table-cell office:value-type="float" office:value="0.0946930396" calcext:value-type="float">
            <text:p>0.0946930396</text:p>
          </table:table-cell>
          <table:table-cell office:value-type="float" office:value="0.1716481111" calcext:value-type="float">
            <text:p>0.1716481111</text:p>
          </table:table-cell>
          <table:table-cell office:value-type="float" office:value="0.1719822241" calcext:value-type="float">
            <text:p>0.1719822241</text:p>
          </table:table-cell>
          <table:table-cell office:value-type="float" office:value="0.1177960439" calcext:value-type="float">
            <text:p>0.1177960439</text:p>
          </table:table-cell>
          <table:table-cell table:formula="of:=[.H31]/([.C31]*[.C31])" office:value-type="float" office:value="0.0806822218521299" calcext:value-type="float">
            <text:p>0.0806822219</text:p>
          </table:table-cell>
          <table:table-cell table:number-columns-repeated="2" office:value-type="float" office:value="0.4038461538" calcext:value-type="float">
            <text:p>0.4038461538</text:p>
          </table:table-cell>
          <table:table-cell office:value-type="float" office:value="0" calcext:value-type="float">
            <text:p>0</text:p>
          </table:table-cell>
          <table:table-cell office:value-type="float" office:value="0.8439331958" calcext:value-type="float">
            <text:p>0.8439331958</text:p>
          </table:table-cell>
          <table:table-cell office:value-type="float" office:value="2.1098329894" calcext:value-type="float">
            <text:p>2.109832989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33]/([.C33]*[.C3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81908433" calcext:value-type="float">
            <text:p>0.1781908433</text:p>
          </table:table-cell>
          <table:table-cell office:value-type="float" office:value="0.0813656819" calcext:value-type="float">
            <text:p>0.0813656819</text:p>
          </table:table-cell>
          <table:table-cell table:formula="of:=[.H33]/([.C33]*[.C33])" office:value-type="float" office:value="0.037153279393674" calcext:value-type="float">
            <text:p>0.0371532794</text:p>
          </table:table-cell>
          <table:table-cell table:number-columns-repeated="2" office:value-type="float" office:value="0.3269230769" calcext:value-type="float">
            <text:p>0.32692307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34]/([.C34]*[.C3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95737836" calcext:value-type="float">
            <text:p>0.1895737836</text:p>
          </table:table-cell>
          <table:table-cell office:value-type="float" office:value="0.0865633715" calcext:value-type="float">
            <text:p>0.0865633715</text:p>
          </table:table-cell>
          <table:table-cell table:formula="of:=[.H34]/([.C34]*[.C34])" office:value-type="float" office:value="0.0395266536560956" calcext:value-type="float">
            <text:p>0.0395266537</text:p>
          </table:table-cell>
          <table:table-cell office:value-type="float" office:value="0.6923076923" calcext:value-type="float">
            <text:p>0.6923076923</text:p>
          </table:table-cell>
          <table:table-cell office:value-type="float" office:value="0.6730769231" calcext:value-type="float">
            <text:p>0.6730769231</text:p>
          </table:table-cell>
          <table:table-cell office:value-type="float" office:value="1.9230769231" calcext:value-type="float">
            <text:p>1.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35]/([.C35]*[.C3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4570673" calcext:value-type="float">
            <text:p>0.224570673</text:p>
          </table:table-cell>
          <table:table-cell office:value-type="float" office:value="0.1025436863" calcext:value-type="float">
            <text:p>0.1025436863</text:p>
          </table:table-cell>
          <table:table-cell table:formula="of:=[.H35]/([.C35]*[.C35])" office:value-type="float" office:value="0.0468236010508538" calcext:value-type="float">
            <text:p>0.0468236011</text:p>
          </table:table-cell>
          <table:table-cell table:number-columns-repeated="2" office:value-type="float" office:value="0.9038461538" calcext:value-type="float">
            <text:p>0.9038461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  <table:table-cell table:formula="of:=[.D36]/([.C36]*[.C3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78450953" calcext:value-type="float">
            <text:p>0.1578450953</text:p>
          </table:table-cell>
          <table:table-cell office:value-type="float" office:value="0.072075386" calcext:value-type="float">
            <text:p>0.072075386</text:p>
          </table:table-cell>
          <table:table-cell table:formula="of:=[.H36]/([.C36]*[.C36])" office:value-type="float" office:value="0.0329111351514772" calcext:value-type="float">
            <text:p>0.0329111352</text:p>
          </table:table-cell>
          <table:table-cell table:number-columns-repeated="2" office:value-type="float" office:value="0.4615384615" calcext:value-type="float">
            <text:p>0.4615384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9028009101" calcext:value-type="float">
            <text:p>11.9028009101</text:p>
          </table:table-cell>
          <table:table-cell table:formula="of:=[.D38]/([.C38]*[.C38])" office:value-type="float" office:value="2.48176662498697" calcext:value-type="float">
            <text:p>2.481766625</text:p>
          </table:table-cell>
          <table:table-cell office:value-type="float" office:value="3.0457850782" calcext:value-type="float">
            <text:p>3.0457850782</text:p>
          </table:table-cell>
          <table:table-cell office:value-type="float" office:value="5.4350689087" calcext:value-type="float">
            <text:p>5.4350689087</text:p>
          </table:table-cell>
          <table:table-cell office:value-type="float" office:value="0.3001807686" calcext:value-type="float">
            <text:p>0.3001807686</text:p>
          </table:table-cell>
          <table:table-cell office:value-type="float" office:value="0.1370688441" calcext:value-type="float">
            <text:p>0.1370688441</text:p>
          </table:table-cell>
          <table:table-cell table:formula="of:=[.H38]/([.C38]*[.C38])" office:value-type="float" office:value="0.0625885132920498" calcext:value-type="float">
            <text:p>0.0625885133</text:p>
          </table:table-cell>
          <table:table-cell office:value-type="float" office:value="1.5576923077" calcext:value-type="float">
            <text:p>1.5576923077</text:p>
          </table:table-cell>
          <table:table-cell office:value-type="float" office:value="1.3846153846" calcext:value-type="float">
            <text:p>1.3846153846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6.0045377413" calcext:value-type="float">
            <text:p>6.0045377413</text:p>
          </table:table-cell>
          <table:table-cell office:value-type="float" office:value="15.0113443533" calcext:value-type="float">
            <text:p>15.01134435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1.6946787034" calcext:value-type="float">
            <text:p>11.6946787034</text:p>
          </table:table-cell>
          <table:table-cell table:formula="of:=[.D39]/([.C39]*[.C39])" office:value-type="float" office:value="2.43837257425825" calcext:value-type="float">
            <text:p>2.4383725743</text:p>
          </table:table-cell>
          <table:table-cell office:value-type="float" office:value="2.7133623899" calcext:value-type="float">
            <text:p>2.7133623899</text:p>
          </table:table-cell>
          <table:table-cell office:value-type="float" office:value="5.3400359376" calcext:value-type="float">
            <text:p>5.3400359376</text:p>
          </table:table-cell>
          <table:table-cell office:value-type="float" office:value="0.3764911408" calcext:value-type="float">
            <text:p>0.3764911408</text:p>
          </table:table-cell>
          <table:table-cell office:value-type="float" office:value="0.1719137629" calcext:value-type="float">
            <text:p>0.1719137629</text:p>
          </table:table-cell>
          <table:table-cell table:formula="of:=[.H39]/([.C39]*[.C39])" office:value-type="float" office:value="0.0784994351243719" calcext:value-type="float">
            <text:p>0.0784994351</text:p>
          </table:table-cell>
          <table:table-cell office:value-type="float" office:value="2.1346153846" calcext:value-type="float">
            <text:p>2.1346153846</text:p>
          </table:table-cell>
          <table:table-cell office:value-type="float" office:value="1.8461538462" calcext:value-type="float">
            <text:p>1.8461538462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6.0046287785" calcext:value-type="float">
            <text:p>6.0046287785</text:p>
          </table:table-cell>
          <table:table-cell office:value-type="float" office:value="15.0115719462" calcext:value-type="float">
            <text:p>15.01157194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10.3302833799" calcext:value-type="float">
            <text:p>10.3302833799</text:p>
          </table:table-cell>
          <table:table-cell table:formula="of:=[.D40]/([.C40]*[.C40])" office:value-type="float" office:value="2.15389240839432" calcext:value-type="float">
            <text:p>2.1538924084</text:p>
          </table:table-cell>
          <table:table-cell office:value-type="float" office:value="2.6279706026" calcext:value-type="float">
            <text:p>2.6279706026</text:p>
          </table:table-cell>
          <table:table-cell office:value-type="float" office:value="4.7170243744" calcext:value-type="float">
            <text:p>4.7170243744</text:p>
          </table:table-cell>
          <table:table-cell office:value-type="float" office:value="0.2865636711" calcext:value-type="float">
            <text:p>0.2865636711</text:p>
          </table:table-cell>
          <table:table-cell office:value-type="float" office:value="0.1308509914" calcext:value-type="float">
            <text:p>0.1308509914</text:p>
          </table:table-cell>
          <table:table-cell table:formula="of:=[.H40]/([.C40]*[.C40])" office:value-type="float" office:value="0.0597493111277913" calcext:value-type="float">
            <text:p>0.0597493111</text:p>
          </table:table-cell>
          <table:table-cell office:value-type="float" office:value="1.9615384615" calcext:value-type="float">
            <text:p>1.9615384615</text:p>
          </table:table-cell>
          <table:table-cell office:value-type="float" office:value="1.75" calcext:value-type="float">
            <text:p>1.75</text:p>
          </table:table-cell>
          <table:table-cell office:value-type="float" office:value="11.5384615385" calcext:value-type="float">
            <text:p>11.5384615385</text:p>
          </table:table-cell>
          <table:table-cell office:value-type="float" office:value="5.3979882426" calcext:value-type="float">
            <text:p>5.3979882426</text:p>
          </table:table-cell>
          <table:table-cell office:value-type="float" office:value="13.4949706065" calcext:value-type="float">
            <text:p>13.4949706065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.19" calcext:value-type="float">
            <text:p>2.19</text:p>
          </table:table-cell>
          <table:table-cell office:value-type="float" office:value="9.4436949928" calcext:value-type="float">
            <text:p>9.4436949928</text:p>
          </table:table-cell>
          <table:table-cell table:formula="of:=[.D41]/([.C41]*[.C41])" office:value-type="float" office:value="1.96903629882613" calcext:value-type="float">
            <text:p>1.9690362988</text:p>
          </table:table-cell>
          <table:table-cell office:value-type="float" office:value="2.4313802979" calcext:value-type="float">
            <text:p>2.4313802979</text:p>
          </table:table-cell>
          <table:table-cell office:value-type="float" office:value="4.3121894944" calcext:value-type="float">
            <text:p>4.3121894944</text:p>
          </table:table-cell>
          <table:table-cell office:value-type="float" office:value="0.4752491923" calcext:value-type="float">
            <text:p>0.4752491923</text:p>
          </table:table-cell>
          <table:table-cell office:value-type="float" office:value="0.2170087636" calcext:value-type="float">
            <text:p>0.2170087636</text:p>
          </table:table-cell>
          <table:table-cell table:formula="of:=[.H41]/([.C41]*[.C41])" office:value-type="float" office:value="0.0990907596380393" calcext:value-type="float">
            <text:p>0.0990907596</text:p>
          </table:table-cell>
          <table:table-cell office:value-type="float" office:value="4.6730769231" calcext:value-type="float">
            <text:p>4.6730769231</text:p>
          </table:table-cell>
          <table:table-cell office:value-type="float" office:value="2.8076923077" calcext:value-type="float">
            <text:p>2.8076923077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5.0493071785" calcext:value-type="float">
            <text:p>5.0493071785</text:p>
          </table:table-cell>
          <table:table-cell office:value-type="float" office:value="12.6232679464" calcext:value-type="float">
            <text:p>12.623267946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8.9041877926" calcext:value-type="float">
            <text:p>8.9041877926</text:p>
          </table:table-cell>
          <table:table-cell table:formula="of:=[.D43]/([.C43]*[.C43])" office:value-type="float" office:value="1.85654756835762" calcext:value-type="float">
            <text:p>1.8565475684</text:p>
          </table:table-cell>
          <table:table-cell office:value-type="float" office:value="2.4263609046" calcext:value-type="float">
            <text:p>2.4263609046</text:p>
          </table:table-cell>
          <table:table-cell office:value-type="float" office:value="4.0658391747" calcext:value-type="float">
            <text:p>4.0658391747</text:p>
          </table:table-cell>
          <table:table-cell office:value-type="float" office:value="0.4026446219" calcext:value-type="float">
            <text:p>0.4026446219</text:p>
          </table:table-cell>
          <table:table-cell office:value-type="float" office:value="0.1838559917" calcext:value-type="float">
            <text:p>0.1838559917</text:p>
          </table:table-cell>
          <table:table-cell table:formula="of:=[.H43]/([.C43]*[.C43])" office:value-type="float" office:value="0.0839525076416255" calcext:value-type="float">
            <text:p>0.0839525076</text:p>
          </table:table-cell>
          <table:table-cell office:value-type="float" office:value="3.5576923077" calcext:value-type="float">
            <text:p>3.5576923077</text:p>
          </table:table-cell>
          <table:table-cell office:value-type="float" office:value="2.4230769231" calcext:value-type="float">
            <text:p>2.4230769231</text:p>
          </table:table-cell>
          <table:table-cell office:value-type="float" office:value="30.7692307692" calcext:value-type="float">
            <text:p>30.7692307692</text:p>
          </table:table-cell>
          <table:table-cell office:value-type="float" office:value="5.5512619008" calcext:value-type="float">
            <text:p>5.5512619008</text:p>
          </table:table-cell>
          <table:table-cell office:value-type="float" office:value="13.878154752" calcext:value-type="float">
            <text:p>13.878154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6.8207409741" calcext:value-type="float">
            <text:p>6.8207409741</text:p>
          </table:table-cell>
          <table:table-cell table:formula="of:=[.D44]/([.C44]*[.C44])" office:value-type="float" office:value="1.42214319428285" calcext:value-type="float">
            <text:p>1.4221431943</text:p>
          </table:table-cell>
          <table:table-cell office:value-type="float" office:value="2.0811295886" calcext:value-type="float">
            <text:p>2.0811295886</text:p>
          </table:table-cell>
          <table:table-cell office:value-type="float" office:value="3.1144935955" calcext:value-type="float">
            <text:p>3.1144935955</text:p>
          </table:table-cell>
          <table:table-cell office:value-type="float" office:value="0.5760573748" calcext:value-type="float">
            <text:p>0.5760573748</text:p>
          </table:table-cell>
          <table:table-cell office:value-type="float" office:value="0.2630398972" calcext:value-type="float">
            <text:p>0.2630398972</text:p>
          </table:table-cell>
          <table:table-cell table:formula="of:=[.H44]/([.C44]*[.C44])" office:value-type="float" office:value="0.120109542086278" calcext:value-type="float">
            <text:p>0.1201095421</text:p>
          </table:table-cell>
          <table:table-cell office:value-type="float" office:value="5.0769230769" calcext:value-type="float">
            <text:p>5.0769230769</text:p>
          </table:table-cell>
          <table:table-cell office:value-type="float" office:value="2.9230769231" calcext:value-type="float">
            <text:p>2.9230769231</text:p>
          </table:table-cell>
          <table:table-cell office:value-type="float" office:value="36.5384615385" calcext:value-type="float">
            <text:p>36.5384615385</text:p>
          </table:table-cell>
          <table:table-cell office:value-type="float" office:value="4.0928799223" calcext:value-type="float">
            <text:p>4.0928799223</text:p>
          </table:table-cell>
          <table:table-cell office:value-type="float" office:value="10.2321998058" calcext:value-type="float">
            <text:p>10.23219980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5.2106990741" calcext:value-type="float">
            <text:p>5.2106990741</text:p>
          </table:table-cell>
          <table:table-cell table:formula="of:=[.D45]/([.C45]*[.C45])" office:value-type="float" office:value="1.08644504370217" calcext:value-type="float">
            <text:p>1.0864450437</text:p>
          </table:table-cell>
          <table:table-cell office:value-type="float" office:value="1.7051003915" calcext:value-type="float">
            <text:p>1.7051003915</text:p>
          </table:table-cell>
          <table:table-cell office:value-type="float" office:value="2.3793146457" calcext:value-type="float">
            <text:p>2.3793146457</text:p>
          </table:table-cell>
          <table:table-cell office:value-type="float" office:value="0.6832388503" calcext:value-type="float">
            <text:p>0.6832388503</text:p>
          </table:table-cell>
          <table:table-cell office:value-type="float" office:value="0.3119812102" calcext:value-type="float">
            <text:p>0.3119812102</text:p>
          </table:table-cell>
          <table:table-cell table:formula="of:=[.H45]/([.C45]*[.C45])" office:value-type="float" office:value="0.142457173599383" calcext:value-type="float">
            <text:p>0.1424571736</text:p>
          </table:table-cell>
          <table:table-cell office:value-type="float" office:value="8.0192307692" calcext:value-type="float">
            <text:p>8.0192307692</text:p>
          </table:table-cell>
          <table:table-cell office:value-type="float" office:value="3.3269230769" calcext:value-type="float">
            <text:p>3.3269230769</text:p>
          </table:table-cell>
          <table:table-cell office:value-type="float" office:value="42.3076923077" calcext:value-type="float">
            <text:p>42.3076923077</text:p>
          </table:table-cell>
          <table:table-cell office:value-type="float" office:value="3.5659176774" calcext:value-type="float">
            <text:p>3.5659176774</text:p>
          </table:table-cell>
          <table:table-cell office:value-type="float" office:value="8.9147941935" calcext:value-type="float">
            <text:p>8.91479419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.19" calcext:value-type="float">
            <text:p>2.19</text:p>
          </table:table-cell>
          <table:table-cell office:value-type="float" office:value="4.0341575076" calcext:value-type="float">
            <text:p>4.0341575076</text:p>
          </table:table-cell>
          <table:table-cell table:formula="of:=[.D46]/([.C46]*[.C46])" office:value-type="float" office:value="0.841132901232251" calcext:value-type="float">
            <text:p>0.8411329012</text:p>
          </table:table-cell>
          <table:table-cell office:value-type="float" office:value="1.4752945704" calcext:value-type="float">
            <text:p>1.4752945704</text:p>
          </table:table-cell>
          <table:table-cell office:value-type="float" office:value="1.8420810537" calcext:value-type="float">
            <text:p>1.8420810537</text:p>
          </table:table-cell>
          <table:table-cell office:value-type="float" office:value="0.607811554" calcext:value-type="float">
            <text:p>0.607811554</text:p>
          </table:table-cell>
          <table:table-cell office:value-type="float" office:value="0.2775395224" calcext:value-type="float">
            <text:p>0.2775395224</text:p>
          </table:table-cell>
          <table:table-cell table:formula="of:=[.H46]/([.C46]*[.C46])" office:value-type="float" office:value="0.126730375513438" calcext:value-type="float">
            <text:p>0.1267303755</text:p>
          </table:table-cell>
          <table:table-cell office:value-type="float" office:value="7.3653846154" calcext:value-type="float">
            <text:p>7.3653846154</text:p>
          </table:table-cell>
          <table:table-cell office:value-type="float" office:value="3.5192307692" calcext:value-type="float">
            <text:p>3.5192307692</text:p>
          </table:table-cell>
          <table:table-cell office:value-type="float" office:value="46.1538461538" calcext:value-type="float">
            <text:p>46.1538461538</text:p>
          </table:table-cell>
          <table:table-cell office:value-type="float" office:value="2.9618982904" calcext:value-type="float">
            <text:p>2.9618982904</text:p>
          </table:table-cell>
          <table:table-cell office:value-type="float" office:value="7.404745726" calcext:value-type="float">
            <text:p>7.4047457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5.8026171606" calcext:value-type="float">
            <text:p>5.8026171606</text:p>
          </table:table-cell>
          <table:table-cell table:formula="of:=[.D48]/([.C48]*[.C48])" office:value-type="float" office:value="1.20986158766498" calcext:value-type="float">
            <text:p>1.2098615877</text:p>
          </table:table-cell>
          <table:table-cell office:value-type="float" office:value="1.8764995881" calcext:value-type="float">
            <text:p>1.8764995881</text:p>
          </table:table-cell>
          <table:table-cell office:value-type="float" office:value="2.649596877" calcext:value-type="float">
            <text:p>2.649596877</text:p>
          </table:table-cell>
          <table:table-cell office:value-type="float" office:value="0.5271255197" calcext:value-type="float">
            <text:p>0.5271255197</text:p>
          </table:table-cell>
          <table:table-cell office:value-type="float" office:value="0.2406965844" calcext:value-type="float">
            <text:p>0.2406965844</text:p>
          </table:table-cell>
          <table:table-cell table:formula="of:=[.H48]/([.C48]*[.C48])" office:value-type="float" office:value="0.109907116136027" calcext:value-type="float">
            <text:p>0.1099071161</text:p>
          </table:table-cell>
          <table:table-cell office:value-type="float" office:value="7.3269230769" calcext:value-type="float">
            <text:p>7.3269230769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50" calcext:value-type="float">
            <text:p>50</text:p>
          </table:table-cell>
          <table:table-cell office:value-type="float" office:value="3.7117930777" calcext:value-type="float">
            <text:p>3.7117930777</text:p>
          </table:table-cell>
          <table:table-cell office:value-type="float" office:value="9.2794826942" calcext:value-type="float">
            <text:p>9.27948269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3.8349163807" calcext:value-type="float">
            <text:p>3.8349163807</text:p>
          </table:table-cell>
          <table:table-cell table:formula="of:=[.D49]/([.C49]*[.C49])" office:value-type="float" office:value="0.799590579992077" calcext:value-type="float">
            <text:p>0.79959058</text:p>
          </table:table-cell>
          <table:table-cell office:value-type="float" office:value="1.2972985051" calcext:value-type="float">
            <text:p>1.2972985051</text:p>
          </table:table-cell>
          <table:table-cell office:value-type="float" office:value="1.7511033702" calcext:value-type="float">
            <text:p>1.7511033702</text:p>
          </table:table-cell>
          <table:table-cell office:value-type="float" office:value="0.5622256243" calcext:value-type="float">
            <text:p>0.5622256243</text:p>
          </table:table-cell>
          <table:table-cell office:value-type="float" office:value="0.2567240294" calcext:value-type="float">
            <text:p>0.2567240294</text:p>
          </table:table-cell>
          <table:table-cell table:formula="of:=[.H49]/([.C49]*[.C49])" office:value-type="float" office:value="0.117225584182982" calcext:value-type="float">
            <text:p>0.1172255842</text:p>
          </table:table-cell>
          <table:table-cell office:value-type="float" office:value="6.5769230769" calcext:value-type="float">
            <text:p>6.5769230769</text:p>
          </table:table-cell>
          <table:table-cell office:value-type="float" office:value="3.0961538462" calcext:value-type="float">
            <text:p>3.0961538462</text:p>
          </table:table-cell>
          <table:table-cell office:value-type="float" office:value="36.5384615385" calcext:value-type="float">
            <text:p>36.5384615385</text:p>
          </table:table-cell>
          <table:table-cell office:value-type="float" office:value="3.1934908826" calcext:value-type="float">
            <text:p>3.1934908826</text:p>
          </table:table-cell>
          <table:table-cell office:value-type="float" office:value="7.9837272065" calcext:value-type="float">
            <text:p>7.98372720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2.8026728688" calcext:value-type="float">
            <text:p>2.8026728688</text:p>
          </table:table-cell>
          <table:table-cell table:formula="of:=[.D50]/([.C50]*[.C50])" office:value-type="float" office:value="0.584364977544255" calcext:value-type="float">
            <text:p>0.5843649775</text:p>
          </table:table-cell>
          <table:table-cell office:value-type="float" office:value="1.0022039507" calcext:value-type="float">
            <text:p>1.0022039507</text:p>
          </table:table-cell>
          <table:table-cell office:value-type="float" office:value="1.2797593008" calcext:value-type="float">
            <text:p>1.2797593008</text:p>
          </table:table-cell>
          <table:table-cell office:value-type="float" office:value="0.4570138899" calcext:value-type="float">
            <text:p>0.4570138899</text:p>
          </table:table-cell>
          <table:table-cell office:value-type="float" office:value="0.2086821415" calcext:value-type="float">
            <text:p>0.2086821415</text:p>
          </table:table-cell>
          <table:table-cell table:formula="of:=[.H50]/([.C50]*[.C50])" office:value-type="float" office:value="0.0952886490898855" calcext:value-type="float">
            <text:p>0.0952886491</text:p>
          </table:table-cell>
          <table:table-cell office:value-type="float" office:value="4.3846153846" calcext:value-type="float">
            <text:p>4.3846153846</text:p>
          </table:table-cell>
          <table:table-cell office:value-type="float" office:value="2.9807692308" calcext:value-type="float">
            <text:p>2.9807692308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2.2019015186" calcext:value-type="float">
            <text:p>2.2019015186</text:p>
          </table:table-cell>
          <table:table-cell office:value-type="float" office:value="5.5047537965" calcext:value-type="float">
            <text:p>5.504753796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.19" calcext:value-type="float">
            <text:p>2.19</text:p>
          </table:table-cell>
          <table:table-cell office:value-type="float" office:value="2.1225049474" calcext:value-type="float">
            <text:p>2.1225049474</text:p>
          </table:table-cell>
          <table:table-cell table:formula="of:=[.D51]/([.C51]*[.C51])" office:value-type="float" office:value="0.442548101040429" calcext:value-type="float">
            <text:p>0.442548101</text:p>
          </table:table-cell>
          <table:table-cell office:value-type="float" office:value="0.8222768034" calcext:value-type="float">
            <text:p>0.8222768034</text:p>
          </table:table-cell>
          <table:table-cell office:value-type="float" office:value="0.9691803413" calcext:value-type="float">
            <text:p>0.9691803413</text:p>
          </table:table-cell>
          <table:table-cell office:value-type="float" office:value="0.3904218297" calcext:value-type="float">
            <text:p>0.3904218297</text:p>
          </table:table-cell>
          <table:table-cell office:value-type="float" office:value="0.1782748081" calcext:value-type="float">
            <text:p>0.1782748081</text:p>
          </table:table-cell>
          <table:table-cell table:formula="of:=[.H51]/([.C51]*[.C51])" office:value-type="float" office:value="0.0814040219553387" calcext:value-type="float">
            <text:p>0.081404022</text:p>
          </table:table-cell>
          <table:table-cell office:value-type="float" office:value="4.4615384615" calcext:value-type="float">
            <text:p>4.4615384615</text:p>
          </table:table-cell>
          <table:table-cell office:value-type="float" office:value="2.7307692308" calcext:value-type="float">
            <text:p>2.7307692308</text:p>
          </table:table-cell>
          <table:table-cell office:value-type="float" office:value="32.6923076923" calcext:value-type="float">
            <text:p>32.6923076923</text:p>
          </table:table-cell>
          <table:table-cell office:value-type="float" office:value="1.9637634404" calcext:value-type="float">
            <text:p>1.9637634404</text:p>
          </table:table-cell>
          <table:table-cell office:value-type="float" office:value="4.9094086009" calcext:value-type="float">
            <text:p>4.909408600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3.6167372439" calcext:value-type="float">
            <text:p>3.6167372439</text:p>
          </table:table-cell>
          <table:table-cell table:formula="of:=[.D53]/([.C53]*[.C53])" office:value-type="float" office:value="0.754099631763308" calcext:value-type="float">
            <text:p>0.7540996318</text:p>
          </table:table-cell>
          <table:table-cell office:value-type="float" office:value="1.2303138153" calcext:value-type="float">
            <text:p>1.2303138153</text:p>
          </table:table-cell>
          <table:table-cell office:value-type="float" office:value="1.6514781936" calcext:value-type="float">
            <text:p>1.6514781936</text:p>
          </table:table-cell>
          <table:table-cell office:value-type="float" office:value="0.5944864373" calcext:value-type="float">
            <text:p>0.5944864373</text:p>
          </table:table-cell>
          <table:table-cell office:value-type="float" office:value="0.2714549942" calcext:value-type="float">
            <text:p>0.2714549942</text:p>
          </table:table-cell>
          <table:table-cell table:formula="of:=[.H53]/([.C53]*[.C53])" office:value-type="float" office:value="0.123952052146536" calcext:value-type="float">
            <text:p>0.1239520521</text:p>
          </table:table-cell>
          <table:table-cell office:value-type="float" office:value="7.3461538462" calcext:value-type="float">
            <text:p>7.3461538462</text:p>
          </table:table-cell>
          <table:table-cell office:value-type="float" office:value="3.5769230769" calcext:value-type="float">
            <text:p>3.5769230769</text:p>
          </table:table-cell>
          <table:table-cell office:value-type="float" office:value="51.9230769231" calcext:value-type="float">
            <text:p>51.9230769231</text:p>
          </table:table-cell>
          <table:table-cell office:value-type="float" office:value="2.7211987298" calcext:value-type="float">
            <text:p>2.7211987298</text:p>
          </table:table-cell>
          <table:table-cell office:value-type="float" office:value="6.8029968244" calcext:value-type="float">
            <text:p>6.80299682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2.4845077612" calcext:value-type="float">
            <text:p>2.4845077612</text:p>
          </table:table-cell>
          <table:table-cell table:formula="of:=[.D54]/([.C54]*[.C54])" office:value-type="float" office:value="0.518026680261045" calcext:value-type="float">
            <text:p>0.5180266803</text:p>
          </table:table-cell>
          <table:table-cell office:value-type="float" office:value="0.8604644854" calcext:value-type="float">
            <text:p>0.8604644854</text:p>
          </table:table-cell>
          <table:table-cell office:value-type="float" office:value="1.1344784298" calcext:value-type="float">
            <text:p>1.1344784298</text:p>
          </table:table-cell>
          <table:table-cell office:value-type="float" office:value="0.4574828391" calcext:value-type="float">
            <text:p>0.4574828391</text:p>
          </table:table-cell>
          <table:table-cell office:value-type="float" office:value="0.2088962735" calcext:value-type="float">
            <text:p>0.2088962735</text:p>
          </table:table-cell>
          <table:table-cell table:formula="of:=[.H54]/([.C54]*[.C54])" office:value-type="float" office:value="0.0953864262838556" calcext:value-type="float">
            <text:p>0.0953864263</text:p>
          </table:table-cell>
          <table:table-cell office:value-type="float" office:value="6.2692307692" calcext:value-type="float">
            <text:p>6.2692307692</text:p>
          </table:table-cell>
          <table:table-cell office:value-type="float" office:value="3.2115384615" calcext:value-type="float">
            <text:p>3.2115384615</text:p>
          </table:table-cell>
          <table:table-cell office:value-type="float" office:value="38.4615384615" calcext:value-type="float">
            <text:p>38.4615384615</text:p>
          </table:table-cell>
          <table:table-cell office:value-type="float" office:value="2.0221422413" calcext:value-type="float">
            <text:p>2.0221422413</text:p>
          </table:table-cell>
          <table:table-cell office:value-type="float" office:value="5.0553556032" calcext:value-type="float">
            <text:p>5.05535560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1.6810994067" calcext:value-type="float">
            <text:p>1.6810994067</text:p>
          </table:table-cell>
          <table:table-cell table:formula="of:=[.D55]/([.C55]*[.C55])" office:value-type="float" office:value="0.350513835553888" calcext:value-type="float">
            <text:p>0.3505138356</text:p>
          </table:table-cell>
          <table:table-cell office:value-type="float" office:value="0.6054153224" calcext:value-type="float">
            <text:p>0.6054153224</text:p>
          </table:table-cell>
          <table:table-cell office:value-type="float" office:value="0.7676252998" calcext:value-type="float">
            <text:p>0.7676252998</text:p>
          </table:table-cell>
          <table:table-cell office:value-type="float" office:value="0.4864724568" calcext:value-type="float">
            <text:p>0.4864724568</text:p>
          </table:table-cell>
          <table:table-cell office:value-type="float" office:value="0.2221335419" calcext:value-type="float">
            <text:p>0.2221335419</text:p>
          </table:table-cell>
          <table:table-cell table:formula="of:=[.H55]/([.C55]*[.C55])" office:value-type="float" office:value="0.10143084105836" calcext:value-type="float">
            <text:p>0.1014308411</text:p>
          </table:table-cell>
          <table:table-cell office:value-type="float" office:value="3.3653846154" calcext:value-type="float">
            <text:p>3.3653846154</text:p>
          </table:table-cell>
          <table:table-cell office:value-type="float" office:value="2.7115384615" calcext:value-type="float">
            <text:p>2.7115384615</text:p>
          </table:table-cell>
          <table:table-cell office:value-type="float" office:value="19.2307692308" calcext:value-type="float">
            <text:p>19.2307692308</text:p>
          </table:table-cell>
          <table:table-cell office:value-type="float" office:value="1.6956791888" calcext:value-type="float">
            <text:p>1.6956791888</text:p>
          </table:table-cell>
          <table:table-cell office:value-type="float" office:value="4.239197972" calcext:value-type="float">
            <text:p>4.2391979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.19" calcext:value-type="float">
            <text:p>2.19</text:p>
          </table:table-cell>
          <table:table-cell office:value-type="float" office:value="1.2344567276" calcext:value-type="float">
            <text:p>1.2344567276</text:p>
          </table:table-cell>
          <table:table-cell table:formula="of:=[.D56]/([.C56]*[.C56])" office:value-type="float" office:value="0.257387612351702" calcext:value-type="float">
            <text:p>0.2573876124</text:p>
          </table:table-cell>
          <table:table-cell office:value-type="float" office:value="0.4008513474" calcext:value-type="float">
            <text:p>0.4008513474</text:p>
          </table:table-cell>
          <table:table-cell office:value-type="float" office:value="0.563678871" calcext:value-type="float">
            <text:p>0.563678871</text:p>
          </table:table-cell>
          <table:table-cell office:value-type="float" office:value="0.2418160707" calcext:value-type="float">
            <text:p>0.2418160707</text:p>
          </table:table-cell>
          <table:table-cell office:value-type="float" office:value="0.1104182971" calcext:value-type="float">
            <text:p>0.1104182971</text:p>
          </table:table-cell>
          <table:table-cell table:formula="of:=[.H56]/([.C56]*[.C56])" office:value-type="float" office:value="0.0504193137549259" calcext:value-type="float">
            <text:p>0.0504193138</text:p>
          </table:table-cell>
          <table:table-cell office:value-type="float" office:value="1.5" calcext:value-type="float">
            <text:p>1.5</text:p>
          </table:table-cell>
          <table:table-cell office:value-type="float" office:value="1.2884615385" calcext:value-type="float">
            <text:p>1.2884615385</text:p>
          </table:table-cell>
          <table:table-cell office:value-type="float" office:value="5.7692307692" calcext:value-type="float">
            <text:p>5.7692307692</text:p>
          </table:table-cell>
          <table:table-cell office:value-type="float" office:value="1.5186172867" calcext:value-type="float">
            <text:p>1.5186172867</text:p>
          </table:table-cell>
          <table:table-cell office:value-type="float" office:value="3.7965432167" calcext:value-type="float">
            <text:p>3.796543216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1.7420247119" calcext:value-type="float">
            <text:p>1.7420247119</text:p>
          </table:table-cell>
          <table:table-cell table:formula="of:=[.D58]/([.C58]*[.C58])" office:value-type="float" office:value="0.363216928733763" calcext:value-type="float">
            <text:p>0.3632169287</text:p>
          </table:table-cell>
          <table:table-cell office:value-type="float" office:value="0.6934783981" calcext:value-type="float">
            <text:p>0.6934783981</text:p>
          </table:table-cell>
          <table:table-cell office:value-type="float" office:value="0.7954450739" calcext:value-type="float">
            <text:p>0.7954450739</text:p>
          </table:table-cell>
          <table:table-cell office:value-type="float" office:value="0.4453063797" calcext:value-type="float">
            <text:p>0.4453063797</text:p>
          </table:table-cell>
          <table:table-cell office:value-type="float" office:value="0.2033362464" calcext:value-type="float">
            <text:p>0.2033362464</text:p>
          </table:table-cell>
          <table:table-cell table:formula="of:=[.H58]/([.C58]*[.C58])" office:value-type="float" office:value="0.0928476011134046" calcext:value-type="float">
            <text:p>0.0928476011</text:p>
          </table:table-cell>
          <table:table-cell office:value-type="float" office:value="3.1538461539" calcext:value-type="float">
            <text:p>3.1538461539</text:p>
          </table:table-cell>
          <table:table-cell office:value-type="float" office:value="2.2115384615" calcext:value-type="float">
            <text:p>2.2115384615</text:p>
          </table:table-cell>
          <table:table-cell office:value-type="float" office:value="19.2307692308" calcext:value-type="float">
            <text:p>19.2307692308</text:p>
          </table:table-cell>
          <table:table-cell office:value-type="float" office:value="1.7876815323" calcext:value-type="float">
            <text:p>1.7876815323</text:p>
          </table:table-cell>
          <table:table-cell office:value-type="float" office:value="4.4692038307" calcext:value-type="float">
            <text:p>4.46920383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1.1937103571" calcext:value-type="float">
            <text:p>1.1937103571</text:p>
          </table:table-cell>
          <table:table-cell table:formula="of:=[.D59]/([.C59]*[.C59])" office:value-type="float" office:value="0.248891882383603" calcext:value-type="float">
            <text:p>0.2488918824</text:p>
          </table:table-cell>
          <table:table-cell office:value-type="float" office:value="0.4401172735" calcext:value-type="float">
            <text:p>0.4401172735</text:p>
          </table:table-cell>
          <table:table-cell office:value-type="float" office:value="0.5450732224" calcext:value-type="float">
            <text:p>0.5450732224</text:p>
          </table:table-cell>
          <table:table-cell office:value-type="float" office:value="0.3429083658" calcext:value-type="float">
            <text:p>0.3429083658</text:p>
          </table:table-cell>
          <table:table-cell office:value-type="float" office:value="0.1565791625" calcext:value-type="float">
            <text:p>0.1565791625</text:p>
          </table:table-cell>
          <table:table-cell table:formula="of:=[.H59]/([.C59]*[.C59])" office:value-type="float" office:value="0.0714973344592481" calcext:value-type="float">
            <text:p>0.0714973345</text:p>
          </table:table-cell>
          <table:table-cell office:value-type="float" office:value="1.6730769231" calcext:value-type="float">
            <text:p>1.6730769231</text:p>
          </table:table-cell>
          <table:table-cell office:value-type="float" office:value="1.4230769231" calcext:value-type="float">
            <text:p>1.4230769231</text:p>
          </table:table-cell>
          <table:table-cell office:value-type="float" office:value="7.6923076923" calcext:value-type="float">
            <text:p>7.6923076923</text:p>
          </table:table-cell>
          <table:table-cell office:value-type="float" office:value="1.704492268" calcext:value-type="float">
            <text:p>1.704492268</text:p>
          </table:table-cell>
          <table:table-cell office:value-type="float" office:value="4.2612306701" calcext:value-type="float">
            <text:p>4.26123067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0.8153853177" calcext:value-type="float">
            <text:p>0.8153853177</text:p>
          </table:table-cell>
          <table:table-cell table:formula="of:=[.D60]/([.C60]*[.C60])" office:value-type="float" office:value="0.170010074372928" calcext:value-type="float">
            <text:p>0.1700100744</text:p>
          </table:table-cell>
          <table:table-cell office:value-type="float" office:value="0.3140278843" calcext:value-type="float">
            <text:p>0.3140278843</text:p>
          </table:table-cell>
          <table:table-cell office:value-type="float" office:value="0.3723220629" calcext:value-type="float">
            <text:p>0.3723220629</text:p>
          </table:table-cell>
          <table:table-cell office:value-type="float" office:value="0.2493859154" calcext:value-type="float">
            <text:p>0.2493859154</text:p>
          </table:table-cell>
          <table:table-cell office:value-type="float" office:value="0.1138748472" calcext:value-type="float">
            <text:p>0.1138748472</text:p>
          </table:table-cell>
          <table:table-cell table:formula="of:=[.H60]/([.C60]*[.C60])" office:value-type="float" office:value="0.0519976471299598" calcext:value-type="float">
            <text:p>0.0519976471</text:p>
          </table:table-cell>
          <table:table-cell office:value-type="float" office:value="1.0769230769" calcext:value-type="float">
            <text:p>1.0769230769</text:p>
          </table:table-cell>
          <table:table-cell office:value-type="float" office:value="1.0576923077" calcext:value-type="float">
            <text:p>1.0576923077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2953885225" calcext:value-type="float">
            <text:p>1.2953885225</text:p>
          </table:table-cell>
          <table:table-cell office:value-type="float" office:value="3.2384713062" calcext:value-type="float">
            <text:p>3.23847130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2.19" calcext:value-type="float">
            <text:p>2.19</text:p>
          </table:table-cell>
          <table:table-cell office:value-type="float" office:value="0.5851476963" calcext:value-type="float">
            <text:p>0.5851476963</text:p>
          </table:table-cell>
          <table:table-cell table:formula="of:=[.D61]/([.C61]*[.C61])" office:value-type="float" office:value="0.122004899042972" calcext:value-type="float">
            <text:p>0.122004899</text:p>
          </table:table-cell>
          <table:table-cell office:value-type="float" office:value="0.211538024" calcext:value-type="float">
            <text:p>0.211538024</text:p>
          </table:table-cell>
          <table:table-cell office:value-type="float" office:value="0.2671907289" calcext:value-type="float">
            <text:p>0.2671907289</text:p>
          </table:table-cell>
          <table:table-cell office:value-type="float" office:value="0.2183981268" calcext:value-type="float">
            <text:p>0.2183981268</text:p>
          </table:table-cell>
          <table:table-cell office:value-type="float" office:value="0.0997251721" calcext:value-type="float">
            <text:p>0.0997251721</text:p>
          </table:table-cell>
          <table:table-cell table:formula="of:=[.H61]/([.C61]*[.C61])" office:value-type="float" office:value="0.0455366082441984" calcext:value-type="float">
            <text:p>0.0455366082</text:p>
          </table:table-cell>
          <table:table-cell office:value-type="float" office:value="1.1538461539" calcext:value-type="float">
            <text:p>1.1538461539</text:p>
          </table:table-cell>
          <table:table-cell office:value-type="float" office:value="1.1346153846" calcext:value-type="float">
            <text:p>1.1346153846</text:p>
          </table:table-cell>
          <table:table-cell office:value-type="float" office:value="1.9230769231" calcext:value-type="float">
            <text:p>1.9230769231</text:p>
          </table:table-cell>
          <table:table-cell office:value-type="float" office:value="1.1413983216" calcext:value-type="float">
            <text:p>1.1413983216</text:p>
          </table:table-cell>
          <table:table-cell office:value-type="float" office:value="2.8534958041" calcext:value-type="float">
            <text:p>2.8534958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9:35:59.625074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2T19:40:36.706481626</dc:date>
    <meta:editing-duration>PT16M48S</meta:editing-duration>
    <meta:editing-cycles>5</meta:editing-cycles>
    <meta:generator>LibreOffice/5.1.6.2$Linux_X86_64 LibreOffice_project/10m0$Build-2</meta:generator>
    <meta:document-statistic meta:table-count="1" meta:cell-count="735" meta:object-count="4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realAreasFromAFexpInteract.E3:realAreasFromAFexpInteract.E31 realAreasFromAFexpInteract.I3:realAreasFromAFexpInteract.I31" svg:x="0.32cm" svg:y="0.18cm" svg:width="13.229cm" svg:height="8.64cm">
          <chartooo:coordinate-region svg:x="1.232cm" svg:y="0.38cm" svg:width="12.2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I3:realAreasFromAFexpInteract.I31" chart:class="chart:scatter">
            <chart:domain table:cell-range-address="realAreasFromAFexpInteract.E3:realAreasFromAFexpInteract.E31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3:realAreasFromAFexpInteract.E31</svg:desc>
                </draw:g>
              </table:table-cell>
              <table:table-cell office:value-type="float" office:value="0.1104563431">
                <text:p>0.1104563431</text:p>
                <draw:g>
                  <svg:desc>realAreasFromAFexpInteract.I3:realAreasFromAFexpInteract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67212134">
                <text:p>0.116721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5395185">
                <text:p>0.1085395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070749979">
                <text:p>0.1070749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4185610325577">
                <text:p>2.54185610325577</text:p>
              </table:table-cell>
              <table:table-cell office:value-type="float" office:value="0.1515093338">
                <text:p>0.1515093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9785760761869">
                <text:p>2.49785760761869</text:p>
              </table:table-cell>
              <table:table-cell office:value-type="float" office:value="0.1209787981">
                <text:p>0.1209787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8733704048602">
                <text:p>2.28733704048602</text:p>
              </table:table-cell>
              <table:table-cell office:value-type="float" office:value="0.1650079113">
                <text:p>0.1650079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809881736724">
                <text:p>1.95809881736724</text:p>
              </table:table-cell>
              <table:table-cell office:value-type="float" office:value="0.175982451">
                <text:p>0.175982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2452320060049">
                <text:p>1.82452320060049</text:p>
              </table:table-cell>
              <table:table-cell office:value-type="float" office:value="0.2278901971">
                <text:p>0.2278901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8046928706136">
                <text:p>1.38046928706136</text:p>
              </table:table-cell>
              <table:table-cell office:value-type="float" office:value="0.2338771083">
                <text:p>0.2338771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470802538">
                <text:p>1.13470802538</text:p>
              </table:table-cell>
              <table:table-cell office:value-type="float" office:value="0.2978132461">
                <text:p>0.2978132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8909279555264">
                <text:p>0.828909279555264</text:p>
              </table:table-cell>
              <table:table-cell office:value-type="float" office:value="0.2245583535">
                <text:p>0.22455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768103208857">
                <text:p>1.16768103208857</text:p>
              </table:table-cell>
              <table:table-cell office:value-type="float" office:value="0.20556479">
                <text:p>0.20556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7184450412835">
                <text:p>0.837184450412835</text:p>
              </table:table-cell>
              <table:table-cell office:value-type="float" office:value="0.2425502762">
                <text:p>0.2425502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7844534058923">
                <text:p>0.607844534058923</text:p>
              </table:table-cell>
              <table:table-cell office:value-type="float" office:value="0.2245909778">
                <text:p>0.2245909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2007957496716">
                <text:p>0.422007957496716</text:p>
              </table:table-cell>
              <table:table-cell office:value-type="float" office:value="0.1879635709">
                <text:p>0.1879635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1427410208294">
                <text:p>0.771427410208294</text:p>
              </table:table-cell>
              <table:table-cell office:value-type="float" office:value="0.2314661883">
                <text:p>0.2314661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4317402045412">
                <text:p>0.524317402045412</text:p>
              </table:table-cell>
              <table:table-cell office:value-type="float" office:value="0.2311892235">
                <text:p>0.2311892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6565771533121">
                <text:p>0.356565771533121</text:p>
              </table:table-cell>
              <table:table-cell office:value-type="float" office:value="0.1272712435">
                <text:p>0.1272712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1837082379433">
                <text:p>0.251837082379433</text:p>
              </table:table-cell>
              <table:table-cell office:value-type="float" office:value="0.1350991478">
                <text:p>0.1350991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277386798649">
                <text:p>0.392277386798649</text:p>
              </table:table-cell>
              <table:table-cell office:value-type="float" office:value="0.2031777507">
                <text:p>0.2031777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795266902796">
                <text:p>0.24795266902796</text:p>
              </table:table-cell>
              <table:table-cell office:value-type="float" office:value="0.1161100278">
                <text:p>0.1161100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6355583036217">
                <text:p>0.166355583036217</text:p>
              </table:table-cell>
              <table:table-cell office:value-type="float" office:value="0.1256800803">
                <text:p>0.1256800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7567199380747">
                <text:p>0.117567199380747</text:p>
              </table:table-cell>
              <table:table-cell office:value-type="float" office:value="0.1177960439">
                <text:p>0.11779604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realAreasFromAFexpInteract.E33:realAreasFromAFexpInteract.E61 realAreasFromAFexpInteract.I33:realAreasFromAFexpInteract.I61" svg:x="0.32cm" svg:y="0.18cm" svg:width="13.229cm" svg:height="8.64cm">
          <chartooo:coordinate-region svg:x="1.232cm" svg:y="0.379cm" svg:width="12.22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I33:realAreasFromAFexpInteract.I61" chart:class="chart:scatter">
            <chart:domain table:cell-range-address="realAreasFromAFexpInteract.E33:realAreasFromAFexpInteract.E61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33:realAreasFromAFexpInteract.E61</svg:desc>
                </draw:g>
              </table:table-cell>
              <table:table-cell office:value-type="float" office:value="0.0813656819">
                <text:p>0.0813656819</text:p>
                <draw:g>
                  <svg:desc>realAreasFromAFexpInteract.I33:realAreasFromAFexpInteract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865633715">
                <text:p>0.0865633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25436863">
                <text:p>0.1025436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72075386">
                <text:p>0.0720753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8176662498697">
                <text:p>2.48176662498697</text:p>
              </table:table-cell>
              <table:table-cell office:value-type="float" office:value="0.1370688441">
                <text:p>0.1370688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3837257425825">
                <text:p>2.43837257425825</text:p>
              </table:table-cell>
              <table:table-cell office:value-type="float" office:value="0.1719137629">
                <text:p>0.1719137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5389240839432">
                <text:p>2.15389240839432</text:p>
              </table:table-cell>
              <table:table-cell office:value-type="float" office:value="0.1308509914">
                <text:p>0.1308509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6903629882613">
                <text:p>1.96903629882613</text:p>
              </table:table-cell>
              <table:table-cell office:value-type="float" office:value="0.2170087636">
                <text:p>0.21700876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5654756835762">
                <text:p>1.85654756835762</text:p>
              </table:table-cell>
              <table:table-cell office:value-type="float" office:value="0.1838559917">
                <text:p>0.1838559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2214319428285">
                <text:p>1.42214319428285</text:p>
              </table:table-cell>
              <table:table-cell office:value-type="float" office:value="0.2630398972">
                <text:p>0.26303989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8644504370217">
                <text:p>1.08644504370217</text:p>
              </table:table-cell>
              <table:table-cell office:value-type="float" office:value="0.3119812102">
                <text:p>0.3119812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41132901232251">
                <text:p>0.841132901232251</text:p>
              </table:table-cell>
              <table:table-cell office:value-type="float" office:value="0.2775395224">
                <text:p>0.2775395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0986158766498">
                <text:p>1.20986158766498</text:p>
              </table:table-cell>
              <table:table-cell office:value-type="float" office:value="0.2406965844">
                <text:p>0.2406965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9590579992077">
                <text:p>0.799590579992077</text:p>
              </table:table-cell>
              <table:table-cell office:value-type="float" office:value="0.2567240294">
                <text:p>0.2567240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84364977544255">
                <text:p>0.584364977544255</text:p>
              </table:table-cell>
              <table:table-cell office:value-type="float" office:value="0.2086821415">
                <text:p>0.20868214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2548101040429">
                <text:p>0.442548101040429</text:p>
              </table:table-cell>
              <table:table-cell office:value-type="float" office:value="0.1782748081">
                <text:p>0.1782748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54099631763308">
                <text:p>0.754099631763308</text:p>
              </table:table-cell>
              <table:table-cell office:value-type="float" office:value="0.2714549942">
                <text:p>0.27145499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8026680261045">
                <text:p>0.518026680261045</text:p>
              </table:table-cell>
              <table:table-cell office:value-type="float" office:value="0.2088962735">
                <text:p>0.20889627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0513835553888">
                <text:p>0.350513835553888</text:p>
              </table:table-cell>
              <table:table-cell office:value-type="float" office:value="0.2221335419">
                <text:p>0.22213354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7387612351702">
                <text:p>0.257387612351702</text:p>
              </table:table-cell>
              <table:table-cell office:value-type="float" office:value="0.1104182971">
                <text:p>0.1104182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3216928733763">
                <text:p>0.363216928733763</text:p>
              </table:table-cell>
              <table:table-cell office:value-type="float" office:value="0.2033362464">
                <text:p>0.2033362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8891882383603">
                <text:p>0.248891882383603</text:p>
              </table:table-cell>
              <table:table-cell office:value-type="float" office:value="0.1565791625">
                <text:p>0.1565791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0010074372928">
                <text:p>0.170010074372928</text:p>
              </table:table-cell>
              <table:table-cell office:value-type="float" office:value="0.1138748472">
                <text:p>0.11387484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2004899042972">
                <text:p>0.122004899042972</text:p>
              </table:table-cell>
              <table:table-cell office:value-type="float" office:value="0.0997251721">
                <text:p>0.09972517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realAreasFromAFexpInteract.E2:realAreasFromAFexpInteract.E30 realAreasFromAFexpInteract.I2:realAreasFromAFexpInteract.I30" svg:x="0.32cm" svg:y="0.18cm" svg:width="13.229cm" svg:height="8.64cm">
          <chartooo:coordinate-region svg:x="1.232cm" svg:y="0.38cm" svg:width="12.2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alAreasFromAFexpInteract.I2:realAreasFromAFexpInteract.I30" chart:class="chart:scatter">
            <chart:domain table:cell-range-address="realAreasFromAFexpInteract.E2:realAreasFromAFexpInteract.E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ealAreasFromAFexpInteract.E2:realAreasFromAFexpInteract.E30</svg:desc>
                </draw:g>
              </table:table-cell>
              <table:table-cell office:value-type="float" office:value="NaN">
                <text:p>NaN</text:p>
                <draw:g>
                  <svg:desc>realAreasFromAFexpInteract.I2:realAreasFromAFexpInteract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04563431">
                <text:p>0.1104563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167212134">
                <text:p>0.1167212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085395185">
                <text:p>0.1085395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070749979">
                <text:p>0.1070749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4185610325577">
                <text:p>2.54185610325577</text:p>
              </table:table-cell>
              <table:table-cell office:value-type="float" office:value="0.1515093338">
                <text:p>0.15150933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9785760761869">
                <text:p>2.49785760761869</text:p>
              </table:table-cell>
              <table:table-cell office:value-type="float" office:value="0.1209787981">
                <text:p>0.1209787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8733704048602">
                <text:p>2.28733704048602</text:p>
              </table:table-cell>
              <table:table-cell office:value-type="float" office:value="0.1650079113">
                <text:p>0.1650079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5809881736724">
                <text:p>1.95809881736724</text:p>
              </table:table-cell>
              <table:table-cell office:value-type="float" office:value="0.175982451">
                <text:p>0.175982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452320060049">
                <text:p>1.82452320060049</text:p>
              </table:table-cell>
              <table:table-cell office:value-type="float" office:value="0.2278901971">
                <text:p>0.2278901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8046928706136">
                <text:p>1.38046928706136</text:p>
              </table:table-cell>
              <table:table-cell office:value-type="float" office:value="0.2338771083">
                <text:p>0.2338771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3470802538">
                <text:p>1.13470802538</text:p>
              </table:table-cell>
              <table:table-cell office:value-type="float" office:value="0.2978132461">
                <text:p>0.2978132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8909279555264">
                <text:p>0.828909279555264</text:p>
              </table:table-cell>
              <table:table-cell office:value-type="float" office:value="0.2245583535">
                <text:p>0.2245583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6768103208857">
                <text:p>1.16768103208857</text:p>
              </table:table-cell>
              <table:table-cell office:value-type="float" office:value="0.20556479">
                <text:p>0.205564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37184450412835">
                <text:p>0.837184450412835</text:p>
              </table:table-cell>
              <table:table-cell office:value-type="float" office:value="0.2425502762">
                <text:p>0.24255027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7844534058923">
                <text:p>0.607844534058923</text:p>
              </table:table-cell>
              <table:table-cell office:value-type="float" office:value="0.2245909778">
                <text:p>0.22459097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22007957496716">
                <text:p>0.422007957496716</text:p>
              </table:table-cell>
              <table:table-cell office:value-type="float" office:value="0.1879635709">
                <text:p>0.1879635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1427410208294">
                <text:p>0.771427410208294</text:p>
              </table:table-cell>
              <table:table-cell office:value-type="float" office:value="0.2314661883">
                <text:p>0.23146618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4317402045412">
                <text:p>0.524317402045412</text:p>
              </table:table-cell>
              <table:table-cell office:value-type="float" office:value="0.2311892235">
                <text:p>0.2311892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6565771533121">
                <text:p>0.356565771533121</text:p>
              </table:table-cell>
              <table:table-cell office:value-type="float" office:value="0.1272712435">
                <text:p>0.1272712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1837082379433">
                <text:p>0.251837082379433</text:p>
              </table:table-cell>
              <table:table-cell office:value-type="float" office:value="0.1350991478">
                <text:p>0.1350991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2277386798649">
                <text:p>0.392277386798649</text:p>
              </table:table-cell>
              <table:table-cell office:value-type="float" office:value="0.2031777507">
                <text:p>0.2031777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4795266902796">
                <text:p>0.24795266902796</text:p>
              </table:table-cell>
              <table:table-cell office:value-type="float" office:value="0.1161100278">
                <text:p>0.11611002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6355583036217">
                <text:p>0.166355583036217</text:p>
              </table:table-cell>
              <table:table-cell office:value-type="float" office:value="0.1256800803">
                <text:p>0.12568008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4.394cm" svg:height="19.611cm" xlink:href=".." xlink:type="simple" chart:class="chart:scatter" chart:style-name="ch1">
        <chart:plot-area chart:style-name="ch2" table:cell-range-address="realAreasFromAFexpInteract.E3:realAreasFromAFexpInteract.E61 realAreasFromAFexpInteract.I3:realAreasFromAFexpInteract.I61" svg:x="0.887cm" svg:y="0.392cm" svg:width="42.62cm" svg:height="18.827cm">
          <chartooo:coordinate-region svg:x="1.799cm" svg:y="0.591cm" svg:width="41.614cm" svg:height="17.98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ealAreasFromAFexpInteract.I3:realAreasFromAFexpInteract.I61" chart:class="chart:scatter">
            <chart:domain table:cell-range-address="realAreasFromAFexpInteract.E3:realAreasFromAFexpInteract.E61"/>
            <chart:regression-curve chart:style-name="ch6">
              <chart:equation chart:display-equation="true" chart:display-r-square="true" svg:x="22.642cm" svg:y="1.122cm"/>
            </chart:regression-curve>
            <chart:data-point chart:repeated="19"/>
            <chart:data-point chart:style-name="ch7"/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alAreasFromAFexpInteract.E3:realAreasFromAFexpInteract.E61</svg:desc>
                </draw:g>
              </table:table-cell>
              <table:table-cell office:value-type="float" office:value="0.1104563431">
                <text:p>0.1104563431</text:p>
                <draw:g>
                  <svg:desc>realAreasFromAFexpInteract.I3:realAreasFromAFexpInteract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67212134">
                <text:p>0.1167212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5395185">
                <text:p>0.1085395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070749979">
                <text:p>0.1070749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4185610325577">
                <text:p>2.54185610325577</text:p>
              </table:table-cell>
              <table:table-cell office:value-type="float" office:value="0.1515093338">
                <text:p>0.1515093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9785760761869">
                <text:p>2.49785760761869</text:p>
              </table:table-cell>
              <table:table-cell office:value-type="float" office:value="0.1209787981">
                <text:p>0.1209787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8733704048602">
                <text:p>2.28733704048602</text:p>
              </table:table-cell>
              <table:table-cell office:value-type="float" office:value="0.1650079113">
                <text:p>0.16500791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809881736724">
                <text:p>1.95809881736724</text:p>
              </table:table-cell>
              <table:table-cell office:value-type="float" office:value="0.175982451">
                <text:p>0.175982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2452320060049">
                <text:p>1.82452320060049</text:p>
              </table:table-cell>
              <table:table-cell office:value-type="float" office:value="0.2278901971">
                <text:p>0.22789019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8046928706136">
                <text:p>1.38046928706136</text:p>
              </table:table-cell>
              <table:table-cell office:value-type="float" office:value="0.2338771083">
                <text:p>0.23387710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470802538">
                <text:p>1.13470802538</text:p>
              </table:table-cell>
              <table:table-cell office:value-type="float" office:value="0.2978132461">
                <text:p>0.29781324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8909279555264">
                <text:p>0.828909279555264</text:p>
              </table:table-cell>
              <table:table-cell office:value-type="float" office:value="0.2245583535">
                <text:p>0.2245583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6768103208857">
                <text:p>1.16768103208857</text:p>
              </table:table-cell>
              <table:table-cell office:value-type="float" office:value="0.20556479">
                <text:p>0.20556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7184450412835">
                <text:p>0.837184450412835</text:p>
              </table:table-cell>
              <table:table-cell office:value-type="float" office:value="0.2425502762">
                <text:p>0.2425502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7844534058923">
                <text:p>0.607844534058923</text:p>
              </table:table-cell>
              <table:table-cell office:value-type="float" office:value="0.2245909778">
                <text:p>0.2245909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2007957496716">
                <text:p>0.422007957496716</text:p>
              </table:table-cell>
              <table:table-cell office:value-type="float" office:value="0.1879635709">
                <text:p>0.1879635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1427410208294">
                <text:p>0.771427410208294</text:p>
              </table:table-cell>
              <table:table-cell office:value-type="float" office:value="0.2314661883">
                <text:p>0.2314661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4317402045412">
                <text:p>0.524317402045412</text:p>
              </table:table-cell>
              <table:table-cell office:value-type="float" office:value="0.2311892235">
                <text:p>0.2311892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6565771533121">
                <text:p>0.356565771533121</text:p>
              </table:table-cell>
              <table:table-cell office:value-type="float" office:value="0.1272712435">
                <text:p>0.1272712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1837082379433">
                <text:p>0.251837082379433</text:p>
              </table:table-cell>
              <table:table-cell office:value-type="float" office:value="0.1350991478">
                <text:p>0.13509914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2277386798649">
                <text:p>0.392277386798649</text:p>
              </table:table-cell>
              <table:table-cell office:value-type="float" office:value="0.2031777507">
                <text:p>0.2031777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4795266902796">
                <text:p>0.24795266902796</text:p>
              </table:table-cell>
              <table:table-cell office:value-type="float" office:value="0.1161100278">
                <text:p>0.11611002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6355583036217">
                <text:p>0.166355583036217</text:p>
              </table:table-cell>
              <table:table-cell office:value-type="float" office:value="0.1256800803">
                <text:p>0.12568008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7567199380747">
                <text:p>0.117567199380747</text:p>
              </table:table-cell>
              <table:table-cell office:value-type="float" office:value="0.1177960439">
                <text:p>0.1177960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813656819">
                <text:p>0.0813656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0865633715">
                <text:p>0.0865633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1025436863">
                <text:p>0.10254368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72075386">
                <text:p>0.0720753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8176662498697">
                <text:p>2.48176662498697</text:p>
              </table:table-cell>
              <table:table-cell office:value-type="float" office:value="0.1370688441">
                <text:p>0.13706884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3837257425825">
                <text:p>2.43837257425825</text:p>
              </table:table-cell>
              <table:table-cell office:value-type="float" office:value="0.1719137629">
                <text:p>0.17191376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5389240839432">
                <text:p>2.15389240839432</text:p>
              </table:table-cell>
              <table:table-cell office:value-type="float" office:value="0.1308509914">
                <text:p>0.13085099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6903629882613">
                <text:p>1.96903629882613</text:p>
              </table:table-cell>
              <table:table-cell office:value-type="float" office:value="0.2170087636">
                <text:p>0.2170087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5654756835762">
                <text:p>1.85654756835762</text:p>
              </table:table-cell>
              <table:table-cell office:value-type="float" office:value="0.1838559917">
                <text:p>0.18385599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2214319428285">
                <text:p>1.42214319428285</text:p>
              </table:table-cell>
              <table:table-cell office:value-type="float" office:value="0.2630398972">
                <text:p>0.26303989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8644504370217">
                <text:p>1.08644504370217</text:p>
              </table:table-cell>
              <table:table-cell office:value-type="float" office:value="0.3119812102">
                <text:p>0.31198121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41132901232251">
                <text:p>0.841132901232251</text:p>
              </table:table-cell>
              <table:table-cell office:value-type="float" office:value="0.2775395224">
                <text:p>0.27753952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0986158766498">
                <text:p>1.20986158766498</text:p>
              </table:table-cell>
              <table:table-cell office:value-type="float" office:value="0.2406965844">
                <text:p>0.24069658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9590579992077">
                <text:p>0.799590579992077</text:p>
              </table:table-cell>
              <table:table-cell office:value-type="float" office:value="0.2567240294">
                <text:p>0.25672402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84364977544255">
                <text:p>0.584364977544255</text:p>
              </table:table-cell>
              <table:table-cell office:value-type="float" office:value="0.2086821415">
                <text:p>0.20868214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2548101040429">
                <text:p>0.442548101040429</text:p>
              </table:table-cell>
              <table:table-cell office:value-type="float" office:value="0.1782748081">
                <text:p>0.17827480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4099631763308">
                <text:p>0.754099631763308</text:p>
              </table:table-cell>
              <table:table-cell office:value-type="float" office:value="0.2714549942">
                <text:p>0.27145499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8026680261045">
                <text:p>0.518026680261045</text:p>
              </table:table-cell>
              <table:table-cell office:value-type="float" office:value="0.2088962735">
                <text:p>0.20889627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50513835553888">
                <text:p>0.350513835553888</text:p>
              </table:table-cell>
              <table:table-cell office:value-type="float" office:value="0.2221335419">
                <text:p>0.22213354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7387612351702">
                <text:p>0.257387612351702</text:p>
              </table:table-cell>
              <table:table-cell office:value-type="float" office:value="0.1104182971">
                <text:p>0.11041829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3216928733763">
                <text:p>0.363216928733763</text:p>
              </table:table-cell>
              <table:table-cell office:value-type="float" office:value="0.2033362464">
                <text:p>0.2033362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8891882383603">
                <text:p>0.248891882383603</text:p>
              </table:table-cell>
              <table:table-cell office:value-type="float" office:value="0.1565791625">
                <text:p>0.1565791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0010074372928">
                <text:p>0.170010074372928</text:p>
              </table:table-cell>
              <table:table-cell office:value-type="float" office:value="0.1138748472">
                <text:p>0.11387484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2004899042972">
                <text:p>0.122004899042972</text:p>
              </table:table-cell>
              <table:table-cell office:value-type="float" office:value="0.0997251721">
                <text:p>0.09972517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